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officeooo:paragraph-rsid="010f7046"/>
    </style:style>
    <style:style style:name="P5" style:family="paragraph" style:parent-style-name="Footer">
      <style:text-properties officeooo:rsid="00178920" officeooo:paragraph-rsid="00178920"/>
    </style:style>
    <style:style style:name="P6" style:family="paragraph" style:parent-style-name="Footer">
      <style:text-properties officeooo:paragraph-rsid="01120261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2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40" style:family="paragraph" style:parent-style-name="Footer">
      <style:text-properties officeooo:paragraph-rsid="00c384cf"/>
    </style:style>
    <style:style style:name="P41" style:family="paragraph" style:parent-style-name="Footer">
      <style:paragraph-properties fo:text-align="end" style:justify-single-word="false"/>
      <style:text-properties officeooo:paragraph-rsid="00d4df5c"/>
    </style:style>
    <style:style style:name="P42" style:family="paragraph" style:parent-style-name="Footer">
      <style:paragraph-properties fo:text-align="start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211dd7e"/>
    </style:style>
    <style:style style:name="P44" style:family="paragraph" style:parent-style-name="Footer">
      <style:text-properties officeooo:paragraph-rsid="00d4df5c"/>
    </style:style>
    <style:style style:name="P45" style:family="paragraph" style:parent-style-name="Footer">
      <style:text-properties officeooo:paragraph-rsid="00863005"/>
    </style:style>
    <style:style style:name="P46" style:family="paragraph" style:parent-style-name="Footer">
      <style:text-properties officeooo:paragraph-rsid="030c4d7d"/>
    </style:style>
    <style:style style:name="P47" style:family="paragraph" style:parent-style-name="Footer">
      <style:text-properties officeooo:paragraph-rsid="008d016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67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68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69" style:family="paragraph" style:parent-style-name="Header">
      <style:paragraph-properties fo:text-align="center" style:justify-single-word="false"/>
      <style:text-properties officeooo:paragraph-rsid="00ab054e"/>
    </style:style>
    <style:style style:name="P70" style:family="paragraph" style:parent-style-name="Header">
      <style:paragraph-properties fo:text-align="center" style:justify-single-word="false"/>
      <style:text-properties officeooo:paragraph-rsid="00c10aa6"/>
    </style:style>
    <style:style style:name="P71" style:family="paragraph" style:parent-style-name="Header">
      <style:paragraph-properties fo:text-align="start" style:justify-single-word="false"/>
      <style:text-properties officeooo:paragraph-rsid="0289fb01"/>
    </style:style>
    <style:style style:name="P72" style:family="paragraph" style:parent-style-name="Header">
      <style:paragraph-properties fo:text-align="start" style:justify-single-word="false"/>
      <style:text-properties officeooo:paragraph-rsid="0211dd7e"/>
    </style:style>
    <style:style style:name="P73" style:family="paragraph" style:parent-style-name="Header">
      <style:paragraph-properties fo:text-align="start" style:justify-single-word="false"/>
      <style:text-properties officeooo:paragraph-rsid="02a56131"/>
    </style:style>
    <style:style style:name="P74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5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6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8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9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80" style:family="paragraph" style:parent-style-name="_5f_Header_20_D_20_page_20_impaire_20__28_D_29_">
      <style:text-properties officeooo:paragraph-rsid="01a13e78"/>
    </style:style>
    <style:style style:name="P81" style:family="paragraph" style:parent-style-name="_5f_Header_20_G_20_page_20_impaire_20__28_D_29_">
      <style:text-properties officeooo:paragraph-rsid="01259ec2"/>
    </style:style>
    <style:style style:name="P82" style:family="paragraph" style:parent-style-name="_5f_Header_20_G_20_page_20_impaire_20__28_D_29_">
      <style:text-properties officeooo:paragraph-rsid="00c87b35"/>
    </style:style>
    <style:style style:name="P83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4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5" style:family="paragraph" style:parent-style-name="_5f_Header_20_G_20_page_20_paire_20__28_G_29_">
      <style:text-properties officeooo:paragraph-rsid="00eb2abc"/>
    </style:style>
    <style:style style:name="P86" style:family="paragraph" style:parent-style-name="_5f_Header_20_G_20_page_20_paire_20__28_G_29_">
      <style:paragraph-properties fo:text-align="start" style:justify-single-word="false"/>
    </style:style>
    <style:style style:name="P87" style:family="paragraph" style:parent-style-name="_5f_Header_20_G_20_page_20_paire_20__28_G_29_">
      <style:text-properties officeooo:paragraph-rsid="0334a5be"/>
    </style:style>
    <style:style style:name="P88" style:family="paragraph" style:parent-style-name="_5f_Header_20_N_20_page_20_impaire_20__28_D_29_">
      <style:paragraph-properties fo:text-align="start" style:justify-single-word="false"/>
    </style:style>
    <style:style style:name="P89" style:family="paragraph" style:parent-style-name="_5f_Header_20_N_20_page_20_impaire_20__28_D_29_">
      <style:text-properties officeooo:rsid="027aa87d" officeooo:paragraph-rsid="027aa87d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10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1" style:family="paragraph" style:parent-style-name="_5f_Footer_20_page_20_impaire_20__28_D_29_"/>
    <style:style style:name="P102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3" style:family="paragraph" style:parent-style-name="_5f_Footer_20_page_20_paire_20__28_G_29_"/>
    <style:style style:name="P104" style:family="paragraph" style:parent-style-name="_5f_Footer_20_page_20_paire_20__28_G_29_">
      <style:text-properties fo:font-size="9pt" style:font-size-asian="9pt" style:font-size-complex="9pt"/>
    </style:style>
    <style:style style:name="P105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6" style:family="paragraph" style:parent-style-name="_5f_Paragraphe_5f_Réponse_5f_Pointillés_5f_Grisés">
      <style:text-properties officeooo:paragraph-rsid="014c0941"/>
    </style:style>
    <style:style style:name="P107" style:family="paragraph" style:parent-style-name="_5f_Premier_5f_Titre_5f_Exercices_5f_avec_5f_Num_5f_Exo_5f_sans_5f_Titre" style:master-page-name="_32__5f_2_5f_SERIE_5f_D_5f_GAUCHE_5f_ET_5f_DROITE_5f_2COL">
      <style:paragraph-properties style:page-number="159" fo:break-before="auto" fo:break-after="auto"/>
    </style:style>
    <style:style style:name="P10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style:paragraph-properties fo:text-align="center"/>
    </style:style>
    <style:style style:name="P11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solid" draw:fill-color="#d7e12c"/>
    </style:style>
    <style:style style:name="P1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16" style:family="paragraph">
      <loext:graphic-properties draw:fill="solid" draw:fill-color="#7fb241"/>
    </style:style>
    <style:style style:name="P117" style:family="paragraph">
      <loext:graphic-properties draw:fill="solid" draw:fill-color="#1ca2b8"/>
    </style:style>
    <style:style style:name="P11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d62e4e"/>
    </style:style>
    <style:style style:name="P12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21" style:family="paragraph">
      <loext:graphic-properties draw:fill="solid" draw:fill-color="#9d0f89"/>
    </style:style>
    <style:style style:name="T1" style:family="text">
      <style:text-properties fo:font-variant="small-caps"/>
    </style:style>
    <style:style style:name="T2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3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4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7" style:family="text">
      <style:text-properties fo:font-variant="small-caps" fo:color="#9d0f89" loext:opacity="100%" style:font-name="Bitstream Vera Sans" fo:font-size="16pt" fo:font-weight="bold" officeooo:rsid="01a13e78"/>
    </style:style>
    <style:style style:name="T8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37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38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39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40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41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42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53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54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55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56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57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58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59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60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61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62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63" style:family="text">
      <style:text-properties fo:font-variant="small-caps" officeooo:rsid="0054f64f"/>
    </style:style>
    <style:style style:name="T64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65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66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officeooo:rsid="010c4d3a"/>
    </style:style>
    <style:style style:name="T76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officeooo:rsid="00b6801f"/>
    </style:style>
    <style:style style:name="T150" style:family="text">
      <style:text-properties fo:font-size="16pt" style:font-size-asian="16pt" style:font-size-complex="16pt"/>
    </style:style>
    <style:style style:name="T151" style:family="text">
      <style:text-properties officeooo:rsid="01f8729d"/>
    </style:style>
    <style:style style:name="T152" style:family="text">
      <style:text-properties officeooo:rsid="01b6dc57"/>
    </style:style>
    <style:style style:name="T153" style:family="text">
      <style:text-properties officeooo:rsid="00b5d2d1"/>
    </style:style>
    <style:style style:name="T154" style:family="text">
      <style:text-properties officeooo:rsid="015f088a"/>
    </style:style>
    <style:style style:name="T155" style:family="text">
      <style:text-properties officeooo:rsid="0160d7ef"/>
    </style:style>
    <style:style style:name="T156" style:family="text">
      <style:text-properties officeooo:rsid="02735980"/>
    </style:style>
    <style:style style:name="T157" style:family="text">
      <style:text-properties officeooo:rsid="02757f12"/>
    </style:style>
    <style:style style:name="T158" style:family="text">
      <style:text-properties officeooo:rsid="0272f9e5"/>
    </style:style>
    <style:style style:name="T159" style:family="text">
      <style:text-properties officeooo:rsid="026ec296"/>
    </style:style>
    <style:style style:name="T160" style:family="text">
      <style:text-properties officeooo:rsid="0268e0aa"/>
    </style:style>
    <style:style style:name="T161" style:family="text">
      <style:text-properties officeooo:rsid="0072f07f"/>
    </style:style>
    <style:style style:name="T16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3" style:family="text">
      <style:text-properties officeooo:rsid="014407b5"/>
    </style:style>
    <style:style style:name="T164" style:family="text">
      <style:text-properties officeooo:rsid="0334a5be"/>
    </style:style>
    <style:style style:name="T165" style:family="text">
      <style:text-properties officeooo:rsid="0315af39"/>
    </style:style>
    <style:style style:name="T166" style:family="text">
      <style:text-properties officeooo:rsid="008d016c"/>
    </style:style>
    <style:style style:name="T167" style:family="text">
      <style:text-properties officeooo:rsid="009e3fdd"/>
    </style:style>
    <style:style style:name="T168" style:family="text">
      <style:text-properties officeooo:rsid="00a4cf55"/>
    </style:style>
    <style:style style:name="T169" style:family="text">
      <style:text-properties officeooo:rsid="005a3fa8"/>
    </style:style>
    <style:style style:name="T170" style:family="text">
      <style:text-properties officeooo:rsid="00415f3a"/>
    </style:style>
    <style:style style:name="T171" style:family="text">
      <style:text-properties officeooo:rsid="00386ebd"/>
    </style:style>
    <style:style style:name="T172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3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4" style:family="text">
      <style:text-properties officeooo:rsid="00a59a60"/>
    </style:style>
    <style:style style:name="T175" style:family="text">
      <style:text-properties officeooo:rsid="01fe03f2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/>
    <style:style style:name="T181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182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draw:fill="solid" draw:fill-color="#9d0f89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" draw:name="Shape2_1" draw:style-name="gr18" draw:text-style-name="P120" svg:width="3.918cm" svg:height="1.031cm" draw:transform="rotate (0.0876155284501153) translate (0.137583333333333cm 0.342194444444444cm)">
        <draw:text-box>
          <text:p text:style-name="P109"><text:span text:style-name="T182">Fiche supplémentaire</text:span></text:p>
        </draw:text-box>
      </draw:frame>
      <draw:line text:anchor-type="page" text:anchor-page-number="1" draw:z-index="2" draw:name="Shape3_0" draw:style-name="gr19" draw:text-style-name="P109" svg:x1="8.925cm" svg:y1="1.411cm" svg:x2="21.997cm" svg:y2="1.411cm">
        <text:p/>
      </draw:line>
      <draw:frame text:anchor-type="page" text:anchor-page-number="1" draw:z-index="1" draw:name="Shape8_0" draw:style-name="gr20" draw:text-style-name="P115" svg:width="2.703cm" svg:height="0.715cm" draw:transform="rotate (0.0872664625997165) translate (1.32644444444444cm 1.21884722222222cm)">
        <draw:text-box>
          <text:p text:style-name="P109"><text:span text:style-name="T181">Série 2</text:span></text:p>
        </draw:text-box>
      </draw:frame>
      <draw:path text:anchor-type="page" text:anchor-page-number="1" draw:z-index="0" draw:name="Shape1" draw:style-name="gr21" draw:text-style-name="P121" svg:width="4.329cm" svg:height="2.24cm" svg:x="0cm" svg:y="0cm" svg:viewBox="0 0 4330 2241" svg:d="M0 2241l3984-288c209-15 363-168 345-342l-170-1611h-4159z">
        <text:p/>
      </draw:path>
      <text:section text:style-name="Sect1" text:name="Section1">
        <text:list xml:id="list2121739967" text:style-name="_5f_Numérotation_20_des_20_exercices">
          <text:list-item text:start-value="1">
            <text:h text:style-name="P107" text:outline-level="1" text:restart-numbering="true" text:start-value="1">Calcule mentalement :</text:h>
          </text:list-item>
        </text:list>
        <text:list xml:id="list866510521" text:style-name="_5f_Numérotation_20_des_20_exercices">
          <text:list-item>
            <text:list>
              <text:list-item>
                <text:p text:style-name="_5f_Paragraphe_5f_avec_5f_Num_5f_Question"><text:span text:style-name="_5f_Caractères">50 % de 120 élèves : </text:span><text:span text:style-name="_5f_pointillés_20_gris">……………………...…………..</text:span></text:p>
              </text:list-item>
              <text:list-item>
                <text:p text:style-name="_5f_Paragraphe_5f_avec_5f_Num_5f_Question"><text:span text:style-name="_5f_Caractères">25 % de 120 kilogrammes : </text:span><text:span text:style-name="_5f_pointillés_20_gris">…………………………</text:span></text:p>
              </text:list-item>
              <text:list-item>
                <text:p text:style-name="_5f_Paragraphe_5f_avec_5f_Num_5f_Question"><text:span text:style-name="_5f_Caractères">10 % de 120 mètres : </text:span><text:span text:style-name="_5f_pointillés_20_gris">…………………….……………</text:span></text:p>
              </text:list-item>
              <text:list-item>
                <text:p text:style-name="_5f_Paragraphe_5f_avec_5f_Num_5f_Question"><text:span text:style-name="_5f_Caractères">20 % de 120 pommes : </text:span><text:span text:style-name="_5f_pointillés_20_gris">………………….……………</text:span></text:p>
              </text:list-item>
              <text:list-item>
                <text:p text:style-name="_5f_Paragraphe_5f_avec_5f_Num_5f_Question"><text:span text:style-name="_5f_Caractères">75 % de 40 litres : </text:span><text:span text:style-name="_5f_pointillés_20_gris">……………………………………</text:span></text:p>
              </text:list-item>
            </text:list>
          </text:list-item>
        </text:list>
        <text:list xml:id="list141658713397684" text:continue-list="list2121739967" text:style-name="_5f_Numérotation_20_des_20_exercices">
          <text:list-item>
            <text:h text:style-name="_5f_Titre_5f_Exercices_5f_sans_5f_Titre" text:outline-level="1">Calcule :</text:h>
          </text:list-item>
        </text:list>
        <text:h text:style-name="_5f_Paragraphe" text:outline-level="1"><text:span text:style-name="_5f_Caractères">36 % de 25 km : </text:span><text:span text:style-name="_5f_pointillés_20_gris">………………...……………………</text:span></text:h>
        <text:h text:style-name="_5f_Paragraphe" text:outline-level="1"><text:span text:style-name="_5f_Caractères">78 % de 12 L : </text:span><text:span text:style-name="_5f_pointillés_20_gris">…………………...……………………</text:span></text:h>
        <text:h text:style-name="_5f_Paragraphe" text:outline-level="1"><text:span text:style-name="_5f_Caractères">25 % d'une heure : </text:span><text:span text:style-name="_5f_pointillés_20_gris">……………………………………</text:span></text:h>
        <text:h text:style-name="_5f_Paragraphe" text:outline-level="1"><text:span text:style-name="_5f_Caractères">95 % de 750 g : </text:span><text:span text:style-name="_5f_pointillés_20_gris">………………..………………………</text:span></text:h>
        <text:list xml:id="list141657237001595" text:continue-numbering="true" text:style-name="_5f_Numérotation_20_des_20_exercices">
          <text:list-item>
            <text:h text:style-name="_5f_Titre_5f_Exercices_5f_avec_5f_Titre" text:outline-level="1">Surface</text:h>
          </text:list-item>
        </text:list>
        <text:list xml:id="list141658809921238" text:continue-list="list866510521" text:style-name="_5f_Numérotation_20_des_20_exercices">
          <text:list-item>
            <text:list>
              <text:list-item text:start-value="1">
                <text:p text:style-name="_5f_Paragraphe_5f_avec_5f_Num_5f_Question">Construis un rectangle de longueur 5 cm et de largeur 4 cm.</text:p>
              </text:list-item>
            </text:list>
          </text:list-item>
        </text:list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list xml:id="list141657316424853" text:continue-numbering="true" text:style-name="_5f_Numérotation_20_des_20_exercices">
          <text:list-item>
            <text:list>
              <text:list-item>
                <text:p text:style-name="_5f_Paragraphe_5f_avec_5f_Num_5f_Question">Hachure 40 % de la surface de ton rectangle.</text:p>
              </text:list-item>
            </text:list>
          </text:list-item>
        </text:list>
        <text:list xml:id="list141657584525206" text:continue-list="list141657237001595" text:style-name="_5f_Numérotation_20_des_20_exercices">
          <text:list-item>
            <text:h text:style-name="_5f_Titre_5f_Exercices_5f_sans_5f_Titre" text:outline-level="1">Dans un club d'équitation comptant 115 membres, il y a 80 % de filles.</text:h>
          </text:list-item>
        </text:list>
        <text:list xml:id="list141658166671395" text:continue-list="list141657316424853" text:style-name="_5f_Numérotation_20_des_20_exercices">
          <text:list-item>
            <text:list>
              <text:list-item text:start-value="1">
                <text:p text:style-name="_5f_Paragraphe_5f_avec_5f_Num_5f_Question">Combien y a-t-il de filles dans ce club ?</text:p>
              </text:list-item>
            </text:list>
          </text:list-item>
        </text:list>
        <text:p text:style-name="P106"><text:span text:style-name="_5f_pointillés_20_gris">……………………………………………………………………………………………………………………………………</text:span></text:p>
        <text:list xml:id="list141659016937563" text:continue-numbering="true" text:style-name="_5f_Numérotation_20_des_20_exercices">
          <text:list-item>
            <text:list>
              <text:list-item>
                <text:p text:style-name="_5f_Paragraphe_5f_avec_5f_Num_5f_Question">Combien y a-t-il de garçons dans ce club ?</text:p>
              </text:list-item>
            </text:list>
          </text:list-item>
        </text:list>
        <text:p text:style-name="P106"><text:span text:style-name="_5f_pointillés_20_gris">……………………………………………………………………………………………………………………………………</text:span></text:p>
        <text:list xml:id="list141658445523983" text:continue-numbering="true" text:style-name="_5f_Numérotation_20_des_20_exercices">
          <text:list-item>
            <text:list>
              <text:list-item>
                <text:p text:style-name="_5f_Paragraphe_5f_avec_5f_Num_5f_Question">75 % des filles inscrites dans ce club ont moins de 16 ans. Combien y a-t-il de filles de moins de 16 <text:s/>ans dans ce club ?</text:p>
              </text:list-item>
            </text:list>
          </text:list-item>
        </text:list>
        <text:p text:style-name="P106"><text:span text:style-name="_5f_pointillés_20_gris">……………………………………………………………………………………………………………………………………</text:span></text:p>
        <text:list xml:id="list141657348922274" text:continue-list="list141657584525206" text:style-name="_5f_Numérotation_20_des_20_exercices">
          <text:list-item>
            <text:h text:style-name="_5f_Titre_5f_Exercices_5f_avec_5f_Titre" text:outline-level="1">Augmentation de population</text:h>
          </text:list-item>
        </text:list>
        <text:h text:style-name="_5f_Paragraphe" text:outline-level="1">En cinq ans, le nombre d'habitants d'une ville de 12 500 habitants a augmenté de 15 %.</text:h>
        <text:list xml:id="list141657341559087" text:continue-list="list141658445523983" text:style-name="_5f_Numérotation_20_des_20_exercices">
          <text:list-item>
            <text:list>
              <text:list-item text:start-value="1">
                <text:p text:style-name="_5f_Paragraphe_5f_avec_5f_Num_5f_Question">Calcule le nombre de nouveaux habitants dans cette ville.</text:p>
              </text:list-item>
            </text:list>
          </text:list-item>
        </text:list>
        <text:p text:style-name="_5f_Paragraphe_5f_Réponse_5f_Pointillés_5f_Grisés"><text:span text:style-name="_5f_pointillés_20_gris">…………………………………………………………………</text:span></text:p>
        <text:list xml:id="list141659059136974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Combien d'habitants y a‑t‑il désormais dans cette ville ?</text:span></text:p>
              </text:list-item>
            </text:list>
          </text:list-item>
        </text:list>
        <text:p text:style-name="_5f_Paragraphe_5f_Réponse_5f_Pointillés_5f_Grisés"><text:span text:style-name="_5f_pointillés_20_gris">…………………………………………………………………</text:span></text:p>
        <text:list xml:id="list141658061039919" text:continue-list="list141657348922274" text:style-name="_5f_Numérotation_20_des_20_exercices">
          <text:list-item>
            <text:h text:style-name="_5f_Titre_5f_Exercices_5f_avec_5f_Titre" text:outline-level="1">Les soldes</text:h>
          </text:list-item>
        </text:list>
        <text:h text:style-name="_5f_Paragraphe" text:outline-level="1"><text:span text:style-name="_5f_Caractères">Au début des soldes, un commerçant applique une réduction de 15 % sur tous les articles de son ma­gasin. Quelques jours après, il ajoute une deuxième démarque de 10 %. Anne achète un ap­pareil photo qui coûtait initialement 100 €.</text:span></text:h>
        <text:list xml:id="list141657932410682" text:continue-list="list141659059136974" text:style-name="_5f_Numérotation_20_des_20_exercices">
          <text:list-item>
            <text:list>
              <text:list-item text:start-value="1">
                <text:p text:style-name="_5f_Paragraphe_5f_avec_5f_Num_5f_Question"><text:span text:style-name="_5f_Caractères">Combien va-t-elle finalement payer cet appareil photo ?</text:span></text:p>
              </text:list-item>
            </text:list>
          </text:list-item>
        </text:list>
        <text:p text:style-name="P106"><text:span text:style-name="_5f_pointillés_20_gris">…………………………………………………………………</text:span></text:p>
        <text:p text:style-name="P106"><text:span text:style-name="_5f_pointillés_20_gris">…………………………………………………………………</text:span><text:span text:style-name="_5f_pointillés_20_gris">……………………………………………………………………………………………………………………………………</text:span></text:p>
        <text:list xml:id="list141658864918745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Quel est le pourcentage de remise totale ?</text:span></text:p>
              </text:list-item>
            </text:list>
          </text:list-item>
        </text:list>
        <text:p text:style-name="_5f_Paragraphe_5f_Réponse_5f_Pointillés_5f_Grisés"><text:span text:style-name="_5f_pointillés_20_gris">…………………………………………………………………</text:span></text:p>
        <text:list xml:id="list141658556105711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Que peux-tu remarquer ?</text:span></text:p>
              </text:list-item>
            </text:list>
          </text:list-item>
        </text:list>
        <text:p text:style-name="_5f_Paragraphe_5f_Réponse_5f_Pointillés_5f_Grisés"><text:span text:style-name="_5f_pointillés_20_gris">…………………………………………………………………</text:span></text:p>
        <text:list xml:id="list141658830007888" text:continue-list="list141658061039919" text:style-name="_5f_Numérotation_20_des_20_exercices">
          <text:list-item>
            <text:h text:style-name="_5f_Titre_5f_Exercices_5f_sans_5f_Titre" text:outline-level="1"><text:span text:style-name="_5f_Caractères">Cyril gagne 2 000 € par mois. Son patron étant satisfait de son travail, il augmente son sa­laire de 10 %.</text:span></text:h>
          </text:list-item>
        </text:list>
        <text:h text:style-name="_5f_Paragraphe" text:outline-level="1"><text:span text:style-name="_5f_Caractères">Mais, plusieurs mois plus tard, le patron rencontre des difficultés financières et décide de diminuer le salaire de Cyril de 10 %.</text:span></text:h>
        <text:h text:style-name="_5f_Paragraphe" text:outline-level="1"><text:span text:style-name="_5f_Caractères">Ce dernier déclare alors : « Ça m'est égal car je toucherai à nouveau 2 000 €. » A-t-il raison ? Jus­tifie.</text:span></text:h>
  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1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3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Character_5f_20_5f_style" style:display-name="Character_20_style" style:family="text"/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7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4" number:min-decimal-places="0" number:min-integer-digits="0" number:decimal-replacement="" number:grouping="true"/>
    </number:number-style>
    <number:number-style style:name="N108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 style:parent-style-name="Footer">
      <style:text-properties officeooo:paragraph-rsid="010f7046"/>
    </style:style>
    <style:style style:name="MP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1120261"/>
    </style:style>
    <style:style style:name="MP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8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11" style:family="paragraph" style:parent-style-name="_5f_Header_20_D_20_page_20_impaire_20__28_D_29_">
      <style:text-properties officeooo:paragraph-rsid="01a13e78"/>
    </style:style>
    <style:style style:name="MP12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13" style:family="paragraph" style:parent-style-name="Footer">
      <style:text-properties officeooo:paragraph-rsid="00c384cf"/>
    </style:style>
    <style:style style:name="MP1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15" style:family="paragraph" style:parent-style-name="Header">
      <style:paragraph-properties fo:text-align="center" style:justify-single-word="false"/>
      <style:text-properties officeooo:paragraph-rsid="00ab054e"/>
    </style:style>
    <style:style style:name="MP1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1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19" style:family="paragraph" style:parent-style-name="Footer">
      <style:paragraph-properties fo:text-align="end" style:justify-single-word="false"/>
      <style:text-properties officeooo:paragraph-rsid="00d4df5c"/>
    </style:style>
    <style:style style:name="MP20" style:family="paragraph" style:parent-style-name="Footer">
      <style:paragraph-properties fo:text-align="start" style:justify-single-word="false"/>
      <style:text-properties officeooo:paragraph-rsid="00d4df5c"/>
    </style:style>
    <style:style style:name="MP21" style:family="paragraph" style:parent-style-name="_5f_Header_20_G_20_page_20_impaire_20__28_D_29_">
      <style:text-properties officeooo:paragraph-rsid="01259ec2"/>
    </style:style>
    <style:style style:name="MP22" style:family="paragraph" style:parent-style-name="_5f_Header_20_G_20_page_20_paire_20__28_G_29_">
      <style:text-properties officeooo:paragraph-rsid="00eb2abc"/>
    </style:style>
    <style:style style:name="MP23" style:family="paragraph" style:parent-style-name="_5f_Footer_20_page_20_paire_20__28_G_29_">
      <style:text-properties fo:font-size="9pt" style:font-size-asian="9pt" style:font-size-complex="9pt"/>
    </style:style>
    <style:style style:name="MP24" style:family="paragraph" style:parent-style-name="_5f_Header_20_N_20_page_20_impaire_20__28_D_29_">
      <style:paragraph-properties fo:text-align="start" style:justify-single-word="false"/>
    </style:style>
    <style:style style:name="MP25" style:family="paragraph" style:parent-style-name="Footer">
      <style:text-properties officeooo:paragraph-rsid="00d4df5c"/>
    </style:style>
    <style:style style:name="MP26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27" style:family="paragraph">
      <loext:graphic-properties draw:fill="solid" draw:fill-color="#d7e12c"/>
    </style:style>
    <style:style style:name="MP28" style:family="paragraph">
      <style:paragraph-properties fo:text-align="center"/>
    </style:style>
    <style:style style:name="MP29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3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33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3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35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3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37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3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39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4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41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4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43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44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45" style:family="paragraph" style:parent-style-name="Footer">
      <style:text-properties officeooo:paragraph-rsid="00863005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47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48" style:family="paragraph" style:parent-style-name="_5f_Header_20_G_20_page_20_paire_20__28_G_29_">
      <style:paragraph-properties fo:text-align="start" style:justify-single-word="false"/>
    </style:style>
    <style:style style:name="MP49" style:family="paragraph" style:parent-style-name="Footer">
      <style:text-properties officeooo:paragraph-rsid="030c4d7d"/>
    </style:style>
    <style:style style:name="MP50" style:family="paragraph" style:parent-style-name="_5f_Header_20_G_20_page_20_paire_20__28_G_29_">
      <style:text-properties officeooo:paragraph-rsid="0334a5be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2" style:family="paragraph" style:parent-style-name="Header">
      <style:paragraph-properties fo:text-align="start" style:justify-single-word="false"/>
      <style:text-properties officeooo:paragraph-rsid="0289fb01"/>
    </style:style>
    <style:style style:name="MP53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5" style:family="paragraph" style:parent-style-name="Footer">
      <style:text-properties officeooo:paragraph-rsid="008d016c"/>
    </style:style>
    <style:style style:name="MP56" style:family="paragraph" style:parent-style-name="_5f_Header_20_N_20_page_20_impaire_20__28_D_29_">
      <style:text-properties officeooo:rsid="027aa87d" officeooo:paragraph-rsid="027aa87d"/>
    </style:style>
    <style:style style:name="MP57" style:family="paragraph" style:parent-style-name="_5f_Header_20_N_20_page_20_impaire_20__28_D_29_">
      <style:text-properties officeooo:rsid="0277791e" officeooo:paragraph-rsid="0277791e"/>
    </style:style>
    <style:style style:name="MP5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5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0" style:family="paragraph" style:parent-style-name="Footer">
      <style:text-properties officeooo:rsid="0242edd8" officeooo:paragraph-rsid="0242edd8"/>
    </style:style>
    <style:style style:name="MP61" style:family="paragraph" style:parent-style-name="Footer">
      <style:paragraph-properties fo:text-align="start" style:justify-single-word="false"/>
      <style:text-properties officeooo:paragraph-rsid="0211dd7e"/>
    </style:style>
    <style:style style:name="MP62" style:family="paragraph" style:parent-style-name="Header">
      <style:paragraph-properties fo:text-align="start" style:justify-single-word="false"/>
      <style:text-properties officeooo:paragraph-rsid="0211dd7e"/>
    </style:style>
    <style:style style:name="M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64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5" style:family="paragraph" style:parent-style-name="Footer">
      <style:text-properties officeooo:paragraph-rsid="00a59a60"/>
    </style:style>
    <style:style style:name="MP66" style:family="paragraph" style:parent-style-name="Footer">
      <style:text-properties officeooo:paragraph-rsid="004274bc"/>
    </style:style>
    <style:style style:name="MP67" style:family="paragraph" style:parent-style-name="Header">
      <style:paragraph-properties fo:text-align="center" style:justify-single-word="false"/>
      <style:text-properties officeooo:paragraph-rsid="00c10aa6"/>
    </style:style>
    <style:style style:name="MP68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69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3" style:family="paragraph" style:parent-style-name="Footer">
      <style:text-properties officeooo:paragraph-rsid="00d8520c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5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6" style:family="paragraph" style:parent-style-name="Footer">
      <style:text-properties officeooo:paragraph-rsid="002aa84d"/>
    </style:style>
    <style:style style:name="MP77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8" style:family="paragraph">
      <loext:graphic-properties draw:fill="solid" draw:fill-color="#7fb241"/>
    </style:style>
    <style:style style:name="MP7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8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81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7" style:family="paragraph" style:parent-style-name="_5f_Header_20_G_20_page_20_impaire_20__28_D_29_">
      <style:text-properties officeooo:paragraph-rsid="00c87b35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8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91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2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3" style:family="paragraph" style:parent-style-name="Footer">
      <style:text-properties officeooo:rsid="001f8a2d" officeooo:paragraph-rsid="00bd36bc"/>
    </style:style>
    <style:style style:name="MP94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5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11350d1" officeooo:paragraph-rsid="011350d1"/>
    </style:style>
    <style:style style:name="MP97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8" style:family="paragraph">
      <loext:graphic-properties draw:fill="solid" draw:fill-color="#1ca2b8"/>
    </style:style>
    <style:style style:name="MP99" style:family="paragraph" style:parent-style-name="Footer">
      <style:text-properties officeooo:rsid="001f8a2d" officeooo:paragraph-rsid="002b33ed"/>
    </style:style>
    <style:style style:name="MP100" style:family="paragraph" style:parent-style-name="Footer">
      <style:text-properties officeooo:rsid="0096b4e2" officeooo:paragraph-rsid="0096b4e2"/>
    </style:style>
    <style:style style:name="MP101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2" style:family="paragraph" style:parent-style-name="Footer">
      <style:text-properties officeooo:paragraph-rsid="0096b4e2"/>
    </style:style>
    <style:style style:name="MP103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4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2a682f9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7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8" style:family="paragraph" style:parent-style-name="Header">
      <style:paragraph-properties fo:text-align="start" style:justify-single-word="false"/>
      <style:text-properties officeooo:paragraph-rsid="02a56131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3" style:family="paragraph">
      <loext:graphic-properties draw:fill="solid" draw:fill-color="#d62e4e"/>
    </style:style>
    <style:style style:name="MP114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5" style:family="paragraph" style:parent-style-name="Header">
      <style:paragraph-properties fo:margin-left="0cm" fo:margin-right="0cm" fo:text-indent="0cm" style:auto-text-indent="false"/>
    </style:style>
    <style:style style:name="MT1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2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3" style:family="text">
      <style:text-properties officeooo:rsid="010c4d3a"/>
    </style:style>
    <style:style style:name="MT4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6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7" style:family="text">
      <style:text-properties fo:font-variant="small-caps" fo:color="#9d0f89" loext:opacity="100%" style:font-name="Bitstream Vera Sans" fo:font-size="16pt" fo:font-weight="bold" officeooo:rsid="01a13e78"/>
    </style:style>
    <style:style style:name="MT8" style:family="text">
      <style:text-properties officeooo:rsid="00b6801f"/>
    </style:style>
    <style:style style:name="MT9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10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1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13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1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15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16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17" style:family="text">
      <style:text-properties fo:font-size="16pt" style:font-size-asian="16pt" style:font-size-complex="16pt"/>
    </style:style>
    <style:style style:name="MT18" style:family="text"/>
    <style:style style:name="MT19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20" style:family="text">
      <style:text-properties officeooo:rsid="01f8729d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23" style:family="text">
      <style:text-properties officeooo:rsid="01b6dc57"/>
    </style:style>
    <style:style style:name="MT24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25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6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27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28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29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30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31" style:family="text">
      <style:text-properties officeooo:rsid="00b5d2d1"/>
    </style:style>
    <style:style style:name="MT32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33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34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35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36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37" style:family="text">
      <style:text-properties officeooo:rsid="015f088a"/>
    </style:style>
    <style:style style:name="MT38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39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0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1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2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43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44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45" style:family="text">
      <style:text-properties officeooo:rsid="0160d7ef"/>
    </style:style>
    <style:style style:name="MT46" style:family="text">
      <style:text-properties officeooo:rsid="02735980"/>
    </style:style>
    <style:style style:name="MT47" style:family="text">
      <style:text-properties officeooo:rsid="02757f12"/>
    </style:style>
    <style:style style:name="MT48" style:family="text">
      <style:text-properties officeooo:rsid="0272f9e5"/>
    </style:style>
    <style:style style:name="MT49" style:family="text">
      <style:text-properties officeooo:rsid="026ec296"/>
    </style:style>
    <style:style style:name="MT50" style:family="text">
      <style:text-properties officeooo:rsid="0268e0aa"/>
    </style:style>
    <style:style style:name="MT51" style:family="text">
      <style:text-properties officeooo:rsid="0072f07f"/>
    </style:style>
    <style:style style:name="MT5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53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5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55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56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57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58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9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60" style:family="text">
      <style:text-properties officeooo:rsid="014407b5"/>
    </style:style>
    <style:style style:name="MT61" style:family="text">
      <style:text-properties officeooo:rsid="0334a5be"/>
    </style:style>
    <style:style style:name="MT62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63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64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66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67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68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69" style:family="text">
      <style:text-properties officeooo:rsid="0315af39"/>
    </style:style>
    <style:style style:name="MT70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71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72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73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74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75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76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77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78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2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3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8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88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8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0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2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96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98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99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1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3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0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06" style:family="text">
      <style:text-properties officeooo:rsid="008d016c"/>
    </style:style>
    <style:style style:name="MT107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08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0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16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17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18" style:family="text">
      <style:text-properties officeooo:rsid="009e3fdd"/>
    </style:style>
    <style:style style:name="MT119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3" style:family="text">
      <style:text-properties fo:font-variant="small-caps" officeooo:rsid="0054f64f"/>
    </style:style>
    <style:style style:name="MT124" style:family="text">
      <style:text-properties fo:font-variant="small-caps"/>
    </style:style>
    <style:style style:name="MT125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26" style:family="text">
      <style:text-properties officeooo:rsid="00a4cf55"/>
    </style:style>
    <style:style style:name="MT12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2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2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0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1" style:family="text">
      <style:text-properties officeooo:rsid="005a3fa8"/>
    </style:style>
    <style:style style:name="MT132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133" style:family="text">
      <style:text-properties officeooo:rsid="00415f3a"/>
    </style:style>
    <style:style style:name="MT134" style:family="text">
      <style:text-properties officeooo:rsid="00386ebd"/>
    </style:style>
    <style:style style:name="MT135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136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37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38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39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0" style:family="text">
      <style:text-properties officeooo:rsid="00a59a60"/>
    </style:style>
    <style:style style:name="MT141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2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3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4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45" style:family="text">
      <style:text-properties officeooo:rsid="01fe03f2"/>
    </style:style>
    <style:style style:name="MT146" style:family="text">
      <style:text-properties fo:font-variant="small-caps" officeooo:rsid="0096b4e2"/>
    </style:style>
    <style:style style:name="MT147" style:family="text">
      <style:text-properties fo:font-variant="small-caps" officeooo:rsid="00a847d5"/>
    </style:style>
    <style:style style:name="MT148" style:family="text">
      <style:text-properties officeooo:rsid="0096b4e2"/>
    </style:style>
    <style:style style:name="MT149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0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1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2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3" style:family="text">
      <style:text-properties officeooo:rsid="0032e83a"/>
    </style:style>
    <style:style style:name="MT154" style:family="text">
      <style:text-properties officeooo:rsid="002b33ed"/>
    </style:style>
    <style:style style:name="MT15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5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5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58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59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0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1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2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3" style:family="text">
      <style:text-properties fo:font-variant="small-caps" officeooo:rsid="007d7a6f"/>
    </style:style>
    <style:style style:name="MT164" style:family="text">
      <style:text-properties officeooo:rsid="00a59037"/>
    </style:style>
    <style:style style:name="MT165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67" style:family="text">
      <style:text-properties fo:font-variant="small-caps" officeooo:rsid="00990660"/>
    </style:style>
    <style:style style:name="MT168" style:family="text">
      <style:text-properties fo:font-variant="small-caps" officeooo:rsid="00b5d2d1"/>
    </style:style>
    <style:style style:name="MT169" style:family="text">
      <style:text-properties fo:font-variant="small-caps" officeooo:rsid="00b6801f"/>
    </style:style>
    <style:style style:name="MT170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1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3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4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75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T176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177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178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179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180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181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62e4e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1">Pourcentages</text:span> </text:p>
      </style:header>
      <style:header-left>
        <text:p text:style-name="_5f_Header_20_D_20_page_20_impaire_20__28_D_29_"><text:span text:style-name="MT2">Proportionnalité et pourcentage</text:span><text:span text:style-name="MT3"> </text:span>: <text:span text:style-name="MT1">Pourcentages</text:span> </text:p>
      </style:header-left>
      <style:footer>
        <text:p text:style-name="MP1"><draw:frame draw:style-name="Mfr1" draw:name="Frame1451" text:anchor-type="paragraph" svg:y="-0.06cm" draw:z-index="196"><draw:text-box fo:min-height="0.499cm" fo:min-width="7.096cm"><draw:frame draw:style-name="Mfr2" draw:name="Frame1461" text:anchor-type="frame" svg:x="0.45cm" svg:y="0.079cm" svg:width="0.817cm" draw:z-index="197"><draw:text-box fo:min-height="0.355cm"><text:p text:style-name="MP2"><text:page-number text:select-page="current">159</text:page-number></text:p></draw:text-box></draw:frame><text:p text:style-name="MP3"><text:span text:style-name="MT4">Proportionnalité et pourcentage : </text:span><text:span text:style-name="MT5">pourcentages</text:span></text:p></draw:text-box></draw:frame><draw:g text:anchor-type="paragraph" draw:z-index="340" draw:name="Shape4_98" draw:style-name="Mgr1"><draw:path draw:style-name="Mgr2" draw:text-style-name="MP4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160</text:page-number></text:p></draw:text-box></draw:frame><text:p text:style-name="MP6"><text:span text:style-name="MT6">Proportionnalité et pourcentages : </text:span><text:span text:style-name="MT5">pourcentages</text:span></text:p></draw:text-box></draw:frame><draw:g text:anchor-type="paragraph" draw:z-index="194" draw:name="Shape4_112" draw:style-name="Mgr1"><draw:path draw:style-name="Mgr2" draw:text-style-name="MP4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2">Proportionnalité et pourcentages</text:span><text:span text:style-name="MT3"> </text:span>: <text:span text:style-name="MT2">proportionnalité</text:span> </text:p>
        <text:p text:style-name="MP7"/>
      </style:header>
      <style:header-left>
        <text:p text:style-name="Header"><text:span text:style-name="MT2">Proportionnalité et pourcentages</text:span><text:span text:style-name="MT3"> </text:span>: <text:span text:style-name="MT2">proportionnalité</text:span> </text:p>
        <text:p text:style-name="MP7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18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Proportionnalité et pourcentages : proportionalité</text:p></draw:text-box></draw:frame><draw:g text:anchor-type="paragraph" draw:z-index="199" draw:name="Shape4_23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1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">: </text:p></draw:text-box></draw:frame><draw:g text:anchor-type="paragraph" draw:z-index="195" draw:name="Shape4_99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7">Utiliser des données</text:span> : <text:span text:style-name="MT7">Organiser</text:span> </text:p>
      </style:header>
      <style:header-left>
        <text:p text:style-name="MP11"><text:span text:style-name="MT7">Utiliser des données</text:span> : <text:span text:style-name="MT7">Organiser</text:span> </text:p>
      </style:header-left>
      <style:footer>
        <text:p text:style-name="MP1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212" draw:name="Shape4_7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2"><draw:g text:anchor-type="paragraph" draw:z-index="207" draw:name="Shape4_72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3">Utilis</text:span><text:span text:style-name="MT9">er des</text:span><text:span text:style-name="MT3"> données </text:span>: <text:span text:style-name="MT10">Organiser</text:span> </text:p>
      </style:header>
      <style:header-left>
        <text:p text:style-name="_5f_Header_20_D_20_page_20_paire_20__28_G_29_"><text:s/><text:span text:style-name="MT3">Utilis</text:span><text:span text:style-name="MT9">er des</text:span><text:span text:style-name="MT3"> données </text:span>: <text:span text:style-name="MT10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11">Utilis</text:span><text:span text:style-name="MT12">er</text:span><text:span text:style-name="MT11"> de</text:span><text:span text:style-name="MT12">s</text:span><text:span text:style-name="MT11"> données</text:span><text:span text:style-name="MT13"> : </text:span><text:span text:style-name="MT14">Organiser</text:span><text:span text:style-name="MT13"> </text:span></text:p></draw:text-box></draw:frame><draw:g text:anchor-type="paragraph" draw:z-index="214" draw:name="Shape4_74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11">Utilis</text:span><text:span text:style-name="MT12">er</text:span><text:span text:style-name="MT11"> de</text:span><text:span text:style-name="MT12">s</text:span><text:span text:style-name="MT11"> données</text:span><text:span text:style-name="MT13"> : </text:span><text:span text:style-name="MT14">Organiser</text:span><text:span text:style-name="MT13"> </text:span></text:p></draw:text-box></draw:frame><draw:g text:anchor-type="paragraph" draw:z-index="210" draw:name="Shape4_75" draw:style-name="Mgr1"><draw:path draw:style-name="Mgr2" draw:text-style-name="MP14" svg:width="0.855cm" svg:height="1.172cm" svg:x="-0.268cm" svg:y="-0.175cm" svg:viewBox="0 0 856 1173" svg:d="M856 1173h-856v-991c0-100 79-182 175-182h505c97 0 176 82 176 182z"><text:p/></draw:path></draw:g><draw:g text:anchor-type="paragraph" draw:z-index="211" draw:name="Shape4_259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15"><text:span text:style-name="MT15">Repères du plan : Se repérer</text:span> </text:p>
      </style:header>
      <style:header-left>
        <text:p text:style-name="MP15"><text:span text:style-name="MT15">Repères du plan : Se repérer</text:span> </text:p>
      </style:header-left>
      <style:footer>
        <text:p text:style-name="MP1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2"><draw:g text:anchor-type="paragraph" draw:z-index="217" draw:name="Shape4_1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213" draw:name="Shape4_111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8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s/><text:span text:style-name="MT3">Utilis</text:span><text:span text:style-name="MT9">er des</text:span><text:span text:style-name="MT3"> données </text:span>: <text:span text:style-name="MT16">Représenter</text:span> </text:p>
      </style:header>
      <style:header-left>
        <text:p text:style-name="_5f_Header_20_D_20_page_20_paire_20__28_G_29_"><text:span text:style-name="_5f_Caractères"><text:span text:style-name="MT17"><text:s/>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13"><text:span text:style-name="MT11">Utilis</text:span><text:span text:style-name="MT12">er</text:span><text:span text:style-name="MT11"> de</text:span><text:span text:style-name="MT12">s</text:span><text:span text:style-name="MT11"> données</text:span><text:span text:style-name="MT13"> : </text:span><text:span text:style-name="MT19">représenter</text:span><text:span text:style-name="MT13"> </text:span></text:p></draw:text-box></draw:frame><draw:g text:anchor-type="paragraph" draw:z-index="220" draw:name="Shape4_70" draw:style-name="Mgr1"><draw:path draw:style-name="Mgr2" draw:text-style-name="MP4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11">Utilis</text:span><text:span text:style-name="MT12">er</text:span><text:span text:style-name="MT11"> de</text:span><text:span text:style-name="MT12">s</text:span><text:span text:style-name="MT11"> données</text:span><text:span text:style-name="MT13"> : </text:span><text:span text:style-name="MT19">représenter</text:span><text:span text:style-name="MT13"> </text:span></text:p></draw:text-box></draw:frame><draw:g text:anchor-type="paragraph" draw:z-index="215" draw:name="Shape4_91" draw:style-name="Mgr1"><draw:path draw:style-name="Mgr2" draw:text-style-name="MP14" svg:width="0.855cm" svg:height="1.172cm" svg:x="-0.268cm" svg:y="-0.175cm" svg:viewBox="0 0 856 1173" svg:d="M856 1173h-856v-991c0-100 79-182 175-182h505c97 0 176 82 176 182z"><text:p/></draw:path></draw:g><draw:g text:anchor-type="paragraph" draw:z-index="216" draw:name="Shape4_90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225" draw:name="Shape4_82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7"><text:span text:style-name="MT20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8">Résoudre des problèmes</text:p></draw:text-box></draw:frame><draw:g text:anchor-type="paragraph" draw:z-index="221" draw:name="Shape4_97" draw:style-name="Mgr1"><draw:path draw:style-name="Mgr4" draw:text-style-name="MP16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227" draw:name="Shape4_68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223" draw:name="Shape4_89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224" draw:name="Shape4_83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23">Calculer : </text:span><text:span text:style-name="MT24">Distributivité</text:span><text:span text:style-name="MT23"> </text:span></text:p>
      </style:header>
      <style:header-left>
        <text:p text:style-name="_5f_Header_20_N_20_page_20_impaire_20__28_D_29_"><text:span text:style-name="MT23">Calculer : </text:span><text:span text:style-name="MT24">Distributivité</text:span><text:span text:style-name="MT23"> </text:span></text:p>
      </style:header-left>
      <style:footer>
        <text:p text:style-name="MP1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2"><draw:g text:anchor-type="paragraph" draw:z-index="234" draw:name="Shape4_79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5">calculer</text:span><text:span text:style-name="MT26"> : </text:span><text:span text:style-name="MT27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236" draw:name="Shape4_64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232" draw:name="Shape4_80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81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23">Calculer : </text:span><text:span text:style-name="MT28">Critères de divisibilité</text:span><text:span text:style-name="MT23"> </text:span></text:p>
      </style:header>
      <style:header-left>
        <text:p text:style-name="_5f_Header_20_N_20_page_20_impaire_20__28_D_29_"><text:span text:style-name="MT23">Calculer : </text:span><text:span text:style-name="MT28">Critères de divisibilité</text:span><text:span text:style-name="MT23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238" draw:name="Shape4_61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5">calculer</text:span><text:span text:style-name="MT26"> : </text:span><text:span text:style-name="MT29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0"><text:span text:style-name="MT25">calculer</text:span><text:span text:style-name="MT26"> : </text:span><text:span text:style-name="MT29">critères de divisibilité</text:span></text:p></draw:text-box></draw:frame><draw:g text:anchor-type="paragraph" draw:z-index="235" draw:name="Shape4_65" draw:style-name="Mgr1"><draw:path draw:style-name="Mgr4" draw:text-style-name="MP16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21"><text:span text:style-name="MT30">G</text:span>éométrie plane : Parallèles, perpendiculaires,<text:line-break/> distances</text:p>
      </style:header>
      <style:header-left>
        <text:p text:style-name="MP22"><text:s/><text:span text:style-name="MT30">Géométrie plane</text:span> : <text:span text:style-name="MT31">P</text:span><text:span text:style-name="MT32">arallèles, perpendiculaires,<text:line-break/> </text:span><text:span text:style-name="MT33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34">Géométrie plane : </text:span><text:span text:style-name="MT35">parallèles, perpendiculaires, </text:span><text:span text:style-name="MT36">distances</text:span></text:h></draw:text-box></draw:frame><draw:g text:anchor-type="paragraph" draw:z-index="240" draw:name="Shape4_59" draw:style-name="Mgr1"><draw:path draw:style-name="Mgr3" draw:text-style-name="MP9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23" text:outline-level="1"><text:span text:style-name="MT37">G</text:span>éométrie plane : Parallèles, perpendiculaires, distances</text:h></draw:text-box></draw:frame><draw:g text:anchor-type="paragraph" draw:z-index="237" draw:name="Shape4_62" draw:style-name="Mgr1"><draw:path draw:style-name="Mgr3" draw:text-style-name="MP9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23">Calculer : </text:span><text:span text:style-name="MT38">Diviser</text:span><text:span text:style-name="MT23"> </text:span></text:p>
      </style:header>
      <style:header-left>
        <text:p text:style-name="_5f_Header_20_N_20_page_20_impaire_20__28_D_29_"><text:span text:style-name="MT23">Calculer : </text:span><text:span text:style-name="MT38">Diviser</text:span><text:span text:style-name="MT23"> </text:span></text:p>
      </style:header-left>
      <style:footer>
        <text:p text:style-name="MP1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draw:g text:anchor-type="paragraph" draw:z-index="243" draw:name="Shape4_51" draw:style-name="Mgr1"><draw:path draw:style-name="Mgr4" draw:text-style-name="MP16" svg:width="0.855cm" svg:height="1.172cm" svg:x="7.545cm" svg:y="-0.194cm" svg:viewBox="0 0 856 1173" svg:d="M856 1173h-856v-991c0-100 79-182 175-182h505c97 0 176 82 176 182z"><text:p/></draw:path></draw:g><text:span text:style-name="MT25">calculer</text:span><text:span text:style-name="MT26"> : </text:span><text:span text:style-name="MT39">diviser</text:span></text:p></draw:text-box></draw:frame></text:p>
      </style:footer>
      <style:footer-left>
        <text:p text:style-name="MP1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0"><text:span text:style-name="MT25">calculer</text:span><text:span text:style-name="MT26"> : </text:span><text:span text:style-name="MT39">diviser</text:span></text:p></draw:text-box></draw:frame><draw:g text:anchor-type="paragraph" draw:z-index="239" draw:name="Shape4_60" draw:style-name="Mgr1"><draw:path draw:style-name="Mgr4" draw:text-style-name="MP16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245" draw:name="Shape4_54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241" draw:name="Shape4_57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242" draw:name="Shape4_58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24">Calculer : <text:span text:style-name="MT40">Multiplier</text:span> </text:p>
      </style:header>
      <style:header-left>
        <text:p text:style-name="MP24">Calculer : <text:span text:style-name="MT40">Multiplier</text:span> </text:p>
      </style:header-left>
      <style:footer>
        <text:p text:style-name="MP1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draw:g text:anchor-type="paragraph" draw:z-index="248" draw:name="Shape4_55" draw:style-name="Mgr1"><draw:path draw:style-name="Mgr4" draw:text-style-name="MP16" svg:width="0.855cm" svg:height="1.172cm" svg:x="7.535cm" svg:y="-0.178cm" svg:viewBox="0 0 856 1173" svg:d="M856 1173h-856v-991c0-100 79-182 175-182h505c97 0 176 82 176 182z"><text:p/></draw:path></draw:g><text:span text:style-name="MT25">calculer</text:span><text:span text:style-name="MT26"> : </text:span><text:span text:style-name="MT41">Multiplier</text:span></text:p></draw:text-box></draw:frame></text:p>
      </style:footer>
      <style:footer-left>
        <text:p text:style-name="MP1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0"><text:span text:style-name="MT25">calculer</text:span><text:span text:style-name="MT26"> : </text:span><text:span text:style-name="MT41">Multiplier</text:span></text:p></draw:text-box></draw:frame><draw:g text:anchor-type="paragraph" draw:z-index="244" draw:name="Shape4_262" draw:style-name="Mgr1"><draw:path draw:style-name="Mgr4" draw:text-style-name="MP16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250" draw:name="Shape4_50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246" draw:name="Shape4_52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247" draw:name="Shape4_53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"><draw:frame draw:style-name="Mfr1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5">calculer</text:span><text:span text:style-name="MT26"> : </text:span><text:span text:style-name="MT25">additionner et soustraire</text:span></text:p></draw:text-box></draw:frame><draw:g text:anchor-type="paragraph" draw:z-index="252" draw:name="Shape4_47" draw:style-name="Mgr1"><draw:path draw:style-name="Mgr4" draw:text-style-name="MP16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5">calculer</text:span><text:span text:style-name="MT26"> : </text:span><text:span text:style-name="MT25">additionner et soustraire</text:span></text:p></draw:text-box></draw:frame><draw:g text:anchor-type="paragraph" draw:z-index="249" draw:name="Shape4_261" draw:style-name="Mgr1"><draw:path draw:style-name="Mgr4" draw:text-style-name="MP16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21">Calculer</text:span> : <text:span text:style-name="MT21">Additionner et soustraire</text:span></text:p>
      </style:header>
      <style:header-left>
        <text:p text:style-name="_5f_Header_20_N_20_page_20_paire_20__28_G_29_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254" draw:name="Shape4_46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251" draw:name="Shape4_48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26"><draw:path text:anchor-type="paragraph" draw:z-index="257" draw:name="Shape1_6" draw:style-name="Mgr5" draw:text-style-name="MP27" svg:width="4.329cm" svg:height="2.238cm" svg:x="-1.5cm" svg:y="-1.001cm" svg:viewBox="0 0 4330 2239" svg:d="M0 2239l3984-288c209-15 363-167 345-342l-170-1609h-4159z"><text:p/></draw:path><draw:line text:anchor-type="paragraph" draw:z-index="258" draw:name="Shape3_10" draw:style-name="Mgr6" draw:text-style-name="MP28" svg:x1="10.308cm" svg:y1="0.388cm" svg:x2="20.496cm" svg:y2="0.36cm"><text:p/></draw:line><text:span text:style-name="MT42">Fractions</text:span><text:span text:style-name="MT43"> : </text:span><text:span text:style-name="MT44">Problèmes</text:span><text:span text:style-name="MT43"> </text:span></text:p>
      </style:header>
      <style:header-left>
        <text:p text:style-name="MP26"><draw:line text:anchor-type="paragraph" draw:z-index="259" draw:name="Shape3_27" draw:style-name="Mgr6" draw:text-style-name="MP28" svg:x1="10.308cm" svg:y1="0.388cm" svg:x2="20.496cm" svg:y2="0.36cm"><text:p/></draw:line><draw:path text:anchor-type="paragraph" draw:z-index="253" draw:name="Shape1_10" draw:style-name="Mgr5" draw:text-style-name="MP27" svg:width="4.329cm" svg:height="2.238cm" svg:x="-1.5cm" svg:y="-1.001cm" svg:viewBox="0 0 4330 2239" svg:d="M0 2239l3984-288c209-15 363-167 345-342l-170-1609h-4159z"><text:p/></draw:path><text:span text:style-name="MT42">Fractions</text:span><text:span text:style-name="MT43"> : </text:span><text:span text:style-name="MT44">Problèmes</text:span><text:span text:style-name="MT43"> </text:span></text:p>
      </style:header-left>
      <style:footer>
        <text:p text:style-name="MP1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255" draw:name="Shape4_43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265" draw:name="Shape4_41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260" draw:name="Shape4_45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261" draw:name="Shape4_44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30"><draw:line text:anchor-type="paragraph" draw:z-index="269" draw:name="Shape3_9" draw:style-name="Mgr6" draw:text-style-name="MP28" svg:x1="10.37cm" svg:y1="0.365cm" svg:x2="20.496cm" svg:y2="0.36cm"><text:p/></draw:line><draw:path text:anchor-type="paragraph" draw:z-index="270" draw:name="Shape1_4" draw:style-name="Mgr5" draw:text-style-name="MP27" svg:width="4.329cm" svg:height="2.238cm" svg:x="-1.5cm" svg:y="-7.4cm" svg:viewBox="0 0 4330 2239" svg:d="M0 2239l3984-288c209-15 363-167 345-342l-170-1609h-4159z"><text:p/></draw:path><text:span text:style-name="MT46">Fractions</text:span> : <text:span text:style-name="MT46">Opérations</text:span> </text:p>
      </style:header>
      <style:header-left>
        <text:p text:style-name="MP30"><draw:path text:anchor-type="paragraph" draw:z-index="271" draw:name="Shape1_8" draw:style-name="Mgr5" draw:text-style-name="MP27" svg:width="4.329cm" svg:height="2.238cm" svg:x="-1.5cm" svg:y="-7.4cm" svg:viewBox="0 0 4330 2239" svg:d="M0 2239l3984-288c209-15 363-167 345-342l-170-1609h-4159z"><text:p/></draw:path><draw:line text:anchor-type="paragraph" draw:z-index="264" draw:name="Shape3_26" draw:style-name="Mgr6" draw:text-style-name="MP28" svg:x1="10.37cm" svg:y1="0.365cm" svg:x2="20.496cm" svg:y2="0.36cm"><text:p/></draw:line><text:span text:style-name="MT46">Fractions</text:span> : <text:span text:style-name="MT46">Opérations</text:span> </text:p>
      </style:header-left>
      <style:footer>
        <text:p text:style-name="MP1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266" draw:name="Shape4_38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45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272" draw:name="Shape4_37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267" draw:name="Shape4_39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268" draw:name="Shape4_40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32"><draw:line text:anchor-type="paragraph" draw:z-index="276" draw:name="Shape3_8" draw:style-name="Mgr6" draw:text-style-name="MP28" svg:x1="17.736cm" svg:y1="0.376cm" svg:x2="20.496cm" svg:y2="0.36cm"><text:p/></draw:line><text:span text:style-name="MT47">Fractions</text:span> : <text:span text:style-name="MT47">Fractions, décimaux et comparaison</text:span></text:p>
      </style:header>
      <style:header-left>
        <text:p text:style-name="MP32"><draw:line text:anchor-type="paragraph" draw:z-index="277" draw:name="Shape3_25" draw:style-name="Mgr6" draw:text-style-name="MP28" svg:x1="17.736cm" svg:y1="0.376cm" svg:x2="20.496cm" svg:y2="0.36cm"><text:p/></draw:line><text:span text:style-name="MT47">Fractions</text:span> : <text:span text:style-name="MT47">Fractions, décimaux et comparaison</text:span></text:p>
      </style:header-left>
      <style:footer>
        <text:p text:style-name="MP1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273" draw:name="Shape4_34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45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278" draw:name="Shape4_33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274" draw:name="Shape4_35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275" draw:name="Shape4_36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34"><draw:line text:anchor-type="paragraph" draw:z-index="282" draw:name="Shape3_24" draw:style-name="Mgr6" draw:text-style-name="MP28" svg:x1="11.52cm" svg:y1="0.376cm" svg:x2="20.496cm" svg:y2="0.36cm"><text:p/></draw:line><text:span text:style-name="MT48">Fractions</text:span> : <text:span text:style-name="MT48">Droite graduée</text:span></text:p>
      </style:header>
      <style:header-left>
        <text:p text:style-name="MP34"><draw:line text:anchor-type="paragraph" draw:z-index="283" draw:name="Shape3_28" draw:style-name="Mgr6" draw:text-style-name="MP28" svg:x1="11.52cm" svg:y1="0.376cm" svg:x2="20.496cm" svg:y2="0.36cm"><text:p/></draw:line><text:span text:style-name="MT48">Fractions</text:span> : <text:span text:style-name="MT48">Droite graduée</text:span></text:p>
      </style:header-left>
      <style:footer>
        <text:p text:style-name="MP1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279" draw:name="Shape4_30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45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285" draw:name="Shape4_29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1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280" draw:name="Shape4_32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281" draw:name="Shape4_31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36"><draw:line text:anchor-type="paragraph" draw:z-index="289" draw:name="Shape3_14" draw:style-name="Mgr6" draw:text-style-name="MP28" svg:x1="12.876cm" svg:y1="0.392cm" svg:x2="20.496cm" svg:y2="0.36cm"><text:p/></draw:line><draw:path text:anchor-type="paragraph" draw:z-index="290" draw:name="Shape1_3" draw:style-name="Mgr5" draw:text-style-name="MP27" svg:width="4.329cm" svg:height="2.238cm" svg:x="-1.8cm" svg:y="-8.982cm" svg:viewBox="0 0 4330 2239" svg:d="M0 2239l3984-288c209-15 363-167 345-342l-170-1609h-4159z"><text:p/></draw:path><text:span text:style-name="MT49">Fractions</text:span> : <text:span text:style-name="MT49">Vocabulaire et sens</text:span></text:p>
      </style:header>
      <style:header-left>
        <text:p text:style-name="MP36"><draw:line text:anchor-type="paragraph" draw:z-index="291" draw:name="Shape3_23" draw:style-name="Mgr6" draw:text-style-name="MP28" svg:x1="12.876cm" svg:y1="0.392cm" svg:x2="20.496cm" svg:y2="0.36cm"><text:p/></draw:line><draw:path text:anchor-type="paragraph" draw:z-index="284" draw:name="Shape1_7" draw:style-name="Mgr5" draw:text-style-name="MP27" svg:width="4.329cm" svg:height="2.238cm" svg:x="-1.8cm" svg:y="-8.982cm" svg:viewBox="0 0 4330 2239" svg:d="M0 2239l3984-288c209-15 363-167 345-342l-170-1609h-4159z"><text:p/></draw:path><text:span text:style-name="MT49">Fractions</text:span> : <text:span text:style-name="MT49">Vocabulaire et sens</text:span></text:p>
      </style:header-left>
      <style:footer>
        <text:p text:style-name="MP1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2"><draw:g text:anchor-type="paragraph" draw:z-index="286" draw:name="Shape4_26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45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293" draw:name="Shape4_27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287" draw:name="Shape4_28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288" draw:name="Shape4_0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38"><draw:path text:anchor-type="paragraph" draw:z-index="296" draw:name="Shape1_1" draw:style-name="Mgr5" draw:text-style-name="MP27" svg:width="4.329cm" svg:height="2.238cm" svg:x="-1.8cm" svg:y="-8.982cm" svg:viewBox="0 0 4330 2239" svg:d="M0 2239l3984-288c209-15 363-167 345-342l-170-1609h-4159z"><text:p/></draw:path><draw:line text:anchor-type="paragraph" draw:z-index="297" draw:name="Shape3_13" draw:style-name="Mgr6" draw:text-style-name="MP28" svg:x1="15.337cm" svg:y1="0.36cm" svg:x2="20.496cm" svg:y2="0.36cm"><text:p/></draw:line><text:span text:style-name="MT50">Fractions</text:span> : <text:span text:style-name="MT50">Représentation géométrique</text:span></text:p>
      </style:header>
      <style:header-left>
        <text:p text:style-name="MP38"><draw:line text:anchor-type="paragraph" draw:z-index="298" draw:name="Shape3_21" draw:style-name="Mgr6" draw:text-style-name="MP28" svg:x1="15.337cm" svg:y1="0.36cm" svg:x2="20.496cm" svg:y2="0.36cm"><text:p/></draw:line><draw:path text:anchor-type="paragraph" draw:z-index="292" draw:name="Shape1_13" draw:style-name="Mgr5" draw:text-style-name="MP27" svg:width="4.329cm" svg:height="2.238cm" svg:x="-1.8cm" svg:y="-8.982cm" svg:viewBox="0 0 4330 2239" svg:d="M0 2239l3984-288c209-15 363-167 345-342l-170-1609h-4159z"><text:p/></draw:path><text:span text:style-name="MT50">Fractions</text:span> : <text:span text:style-name="MT50">Représentation géométrique</text:span></text:p>
      </style:header-left>
      <style:footer>
        <text:p text:style-name="MP1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9"><text:span text:style-name="MT45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299" draw:name="Shape4_24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294" draw:name="Shape4_25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295" draw:name="Shape4_86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40"><draw:line text:anchor-type="paragraph" draw:z-index="303" draw:name="Shape3_5" draw:style-name="Mgr6" draw:text-style-name="MP28" svg:x1="18.701cm" svg:y1="0.36cm" svg:x2="20.497cm" svg:y2="0.36cm"><text:p/></draw:line><text:span text:style-name="MT51">Nombres entiers et décimaux</text:span> : <text:span text:style-name="MT51">Comparer, encadrer</text:span></text:p>
      </style:header>
      <style:header-left>
        <text:p text:style-name="MP40"><draw:line text:anchor-type="paragraph" draw:z-index="304" draw:name="Shape3_6" draw:style-name="Mgr6" draw:text-style-name="MP28" svg:x1="18.701cm" svg:y1="0.36cm" svg:x2="20.497cm" svg:y2="0.36cm"><text:p/></draw:line><text:span text:style-name="MT51">Nombres entiers et décimaux</text:span> : <text:span text:style-name="MT51">Comparer, encadrer</text:span></text:p>
      </style:header-left>
      <style:footer>
        <text:p text:style-name="MP1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00" draw:name="Shape4_19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45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306" draw:name="Shape4_14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301" draw:name="Shape4_21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302" draw:name="Shape4_20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42"><draw:line text:anchor-type="paragraph" draw:z-index="309" draw:name="Shape3_2" draw:style-name="Mgr6" draw:text-style-name="MP28" svg:x1="16.083cm" svg:y1="0.383cm" svg:x2="20.496cm" svg:y2="0.36cm"><text:p/></draw:line>Nombres entiers et décimaux : Numération</text:p>
      </style:header>
      <style:header-left>
        <text:p text:style-name="MP42"><draw:line text:anchor-type="paragraph" draw:z-index="310" draw:name="Shape3_3" draw:style-name="Mgr7" draw:text-style-name="MP28" svg:x1="16.085cm" svg:y1="1.458cm" svg:x2="20.498cm" svg:y2="1.435cm"><text:p/></draw:line>Nombres entiers et décimaux : Numération</text:p>
      </style:header-left>
      <style:footer>
        <text:p text:style-name="MP1"><draw:g text:anchor-type="paragraph" draw:z-index="311" draw:name="Shape4_42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<text:span text:style-name="MT45">N</text:span>ombres entiers et décimaux : numération</text:p></draw:text-box></draw:frame></text:p>
      </style:footer>
      <style:footer-left>
        <text:p text:style-name="MP1"><draw:g text:anchor-type="paragraph" draw:z-index="305" draw:name="Shape4_8" draw:style-name="Mgr1"><draw:path draw:style-name="Mgr4" draw:text-style-name="MP16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<text:span text:style-name="MT45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312" draw:name="Shape4_78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307" draw:name="Shape4_110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308" draw:name="Shape4_92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44"><draw:line text:anchor-type="paragraph" draw:z-index="316" draw:name="Shape3_15" draw:style-name="Mgr6" draw:text-style-name="MP28" svg:x1="17.597cm" svg:y1="0.383cm" svg:x2="19.595cm" svg:y2="0.383cm"><text:p/></draw:line><text:span text:style-name="MT43">Nombres entiers et décimaux : </text:span><text:span text:style-name="Character_5f_20_5f_style"><text:span text:style-name="MT52">×</text:span></text:span><text:span text:style-name="MT53"> 10, 100, 1000</text:span></text:p>
      </style:header>
      <style:header-left>
        <text:p text:style-name="MP44"><draw:line text:anchor-type="paragraph" draw:z-index="317" draw:name="Shape3_19" draw:style-name="Mgr6" draw:text-style-name="MP28" svg:x1="17.597cm" svg:y1="0.383cm" svg:x2="19.595cm" svg:y2="0.383cm"><text:p/></draw:line><text:span text:style-name="MT43">Nombres entiers et décimaux : </text:span><text:span text:style-name="Character_5f_20_5f_style"><text:span text:style-name="MT52">×</text:span></text:span><text:span text:style-name="MT53"> 10, 100, 1000</text:span></text:p>
      </style:header-left>
      <style:footer>
        <text:p text:style-name="MP1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313" draw:name="Shape4_15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25">N</text:span><text:span text:style-name="MT54">ombres entiers et décimaux : </text:span><text:span text:style-name="Character_5f_20_5f_style"><text:span text:style-name="MT52">×</text:span></text:span><text:span text:style-name="MT55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161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320" draw:name="Shape4_16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314" draw:name="Shape4_106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315" draw:name="Shape4_17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15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323" draw:name="Shape4_10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318" draw:name="Shape4_11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319" draw:name="Shape4_116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44"><draw:line text:anchor-type="paragraph" draw:z-index="324" draw:name="Shape3_22" draw:style-name="Mgr8" draw:text-style-name="MP28" svg:x1="16.575cm" svg:y1="0cm" svg:x2="19.073cm" svg:y2="0cm"><text:p/></draw:line><text:span text:style-name="MT43">Nombres entiers et décimaux : </text:span><text:span text:style-name="MT56">La droite graduée</text:span></text:p>
      </style:header>
      <style:header-left>
        <text:p text:style-name="MP44"><draw:line text:anchor-type="paragraph" draw:z-index="325" draw:name="Shape3_37" draw:style-name="Mgr6" draw:text-style-name="MP28" svg:x1="17.999cm" svg:y1="0.36cm" svg:x2="20.497cm" svg:y2="0.36cm"><text:p/></draw:line><text:span text:style-name="MT43">Nombres entiers et décimaux : </text:span><text:span text:style-name="MT56">La droite graduée</text:span></text:p>
      </style:header-left>
      <style:footer>
        <text:p text:style-name="MP1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322" draw:name="Shape4_9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25">N</text:span><text:span text:style-name="MT54">ombres entiers et décimaux : </text:span><text:span text:style-name="MT57">la droite graduée</text:span></text:p></draw:text-box></draw:frame></text:p>
      </style:footer>
      <style:footer-left>
        <text:p text:style-name="MP1"><draw:frame draw:style-name="Mfr1" draw:name="Frame1712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2"><draw:g text:anchor-type="paragraph" draw:z-index="321" draw:name="Shape4_13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25">N</text:span><text:span text:style-name="MT54">ombres entiers et décimaux : </text:span><text:span text:style-name="MT57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222" draw:name="Shape4_66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218" draw:name="Shape4_76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219" draw:name="Shape4_77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23">Calculer : </text:span><text:span text:style-name="MT58">Priorités opératoires</text:span><text:span text:style-name="MT23"> </text:span></text:p>
      </style:header>
      <style:header-left>
        <text:p text:style-name="_5f_Header_20_N_20_page_20_impaire_20__28_D_29_"><text:span text:style-name="MT23">Calculer : </text:span><text:span text:style-name="MT58">Priorités opératoires</text:span><text:span text:style-name="MT23"> </text:span></text:p>
      </style:header-left>
      <style:footer>
        <text:p text:style-name="MP1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230" draw:name="Shape4_67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5">calculer</text:span><text:span text:style-name="MT26"> : </text:span><text:span text:style-name="MT59">priorités opératoires</text:span></text:p></draw:text-box></draw:frame></text:p>
      </style:footer>
      <style:footer-left>
        <text:p text:style-name="MP1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0"><text:span text:style-name="MT25">calculer</text:span><text:span text:style-name="MT26"> : </text:span><text:span text:style-name="MT59">priorités opératoires</text:span></text:p></draw:text-box></draw:frame><draw:g text:anchor-type="paragraph" draw:z-index="226" draw:name="Shape4_69" draw:style-name="Mgr1"><draw:path draw:style-name="Mgr4" draw:text-style-name="MP16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60">P</text:span>roportionnalité </text:p>
      </style:header>
      <style:header-left>
        <text:p text:style-name="_5f_Header_20_D_20_page_20_paire_20__28_G_29_"><text:span text:style-name="MT2"><text:tab/>Proportionnalité et pourcentage</text:span><text:span text:style-name="MT3"> </text:span>: <text:span text:style-name="MT2">proportionnalité</text:span> </text:p>
      </style:header-left>
      <style:footer>
        <text:p text:style-name="MP1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6"><draw:g text:anchor-type="paragraph" draw:z-index="201" draw:name="Shape4_73" draw:style-name="Mgr1"><draw:path draw:style-name="Mgr2" draw:text-style-name="MP1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198" draw:name="Shape4_8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2">Proportionnalité et pourcentages</text:span><text:span text:style-name="MT3"> </text:span>: <text:span text:style-name="MT2">proportionnalité</text:span> </text:p>
        <text:p text:style-name="MP7"/>
      </style:header>
      <style:header-left>
        <text:p text:style-name="Header"><text:span text:style-name="MT2">Proportionnalité et pourcentages</text:span><text:span text:style-name="MT3"> </text:span>: <text:span text:style-name="MT2">proportionnalité</text:span> </text:p>
        <text:p text:style-name="MP7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Proportionnalité et pourcentages : proportionalité</text:p></draw:text-box></draw:frame><draw:g text:anchor-type="paragraph" draw:z-index="204" draw:name="Shape4_22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">: </text:p></draw:text-box></draw:frame><draw:g text:anchor-type="paragraph" draw:z-index="200" draw:name="Shape4_257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footer>
        <text:p text:style-name="MP5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231" draw:name="Shape4_85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228" draw:name="Shape4_260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229" draw:name="Shape4_87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4" draw:name="Shape3_7" draw:style-name="Mgr9" draw:text-style-name="MP28" svg:x1="15.12cm" svg:y1="0.36cm" svg:x2="20.496cm" svg:y2="0.36cm"><text:p/></draw:line><text:s/><text:span text:style-name="MT61">Angles : </text:span>Angles : <text:span text:style-name="MT62">Comprendre la notion d’angle</text:span></text:p>
      </style:header>
      <style:header-left>
        <text:p text:style-name="MP48"><draw:line text:anchor-type="paragraph" draw:z-index="5" draw:name="Shape3_29" draw:style-name="Mgr9" draw:text-style-name="MP28" svg:x1="15.12cm" svg:y1="0.36cm" svg:x2="20.496cm" svg:y2="0.36cm"><text:p/></draw:line>Angles : <text:span text:style-name="MT62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63">Angles : </text:span><text:span text:style-name="MT64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63">Angles : </text:span><text:span text:style-name="MT65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63">Angles : </text:span><text:span text:style-name="MT66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50"><draw:line text:anchor-type="paragraph" draw:z-index="339" draw:name="Shape3_33" draw:style-name="Mgr9" draw:text-style-name="MP28" svg:x1="15.12cm" svg:y1="0.36cm" svg:x2="20.496cm" svg:y2="0.36cm"><text:p/></draw:line><text:s/><text:span text:style-name="MT67">Angles</text:span> : <text:span text:style-name="MT62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68">Angles</text:span><text:span text:style-name="MT13"> : </text:span><text:span text:style-name="MT68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38" draw:name="Shape3_35" draw:style-name="Mgr9" draw:text-style-name="MP28" svg:x1="11.344cm" svg:y1="0.358cm" svg:x2="20.497cm" svg:y2="0.36cm"><text:p/></draw:line><text:span text:style-name="MT69">Angles </text:span>: Nommer un angle</text:p>
      </style:header>
      <style:footer>
        <text:p text:style-name="MP1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1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337" draw:name="Shape4_184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334" draw:name="Shape4_186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335" draw:name="Shape4_185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_5f_Header_20_G_20_page_20_paire_20__28_G_29_"><draw:line text:anchor-type="paragraph" draw:z-index="336" draw:name="Shape3_30" draw:style-name="Mgr9" draw:text-style-name="MP28" svg:x1="11.435cm" svg:y1="0.388cm" svg:x2="20.496cm" svg:y2="0.36cm"><text:p/></draw:line><text:span text:style-name="MT70">Angles</text:span> : <text:span text:style-name="MT70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332" draw:name="Shape4_176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71">Angles </text:span><text:span text:style-name="MT13">: </text:span><text:span text:style-name="MT71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1" draw:name="Shape3_31" draw:style-name="Mgr9" draw:text-style-name="MP28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3" draw:name="Shape3_32" draw:style-name="Mgr9" draw:text-style-name="MP28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63">Angles : </text:span><text:span text:style-name="MT64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63">Angles : </text:span><text:span text:style-name="MT72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63">Angles : </text:span><text:span text:style-name="MT64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330" draw:name="Shape4_180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326" draw:name="Shape4_188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327" draw:name="Shape4_187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28" draw:name="Shape3_34" draw:style-name="Mgr9" draw:text-style-name="MP28" svg:x1="15.448cm" svg:y1="0.365cm" svg:x2="20.496cm" svg:y2="0.36cm"><text:p/></draw:line><text:span text:style-name="MT73">Angles</text:span><text:span text:style-name="MT74"> : </text:span><text:span text:style-name="MT75">Calculer des mesures d’angle</text:span></text:p>
      </style:header>
      <style:header-left>
        <text:p text:style-name="_5f_Header_20_G_20_page_20_paire_20__28_G_29_"><draw:line text:anchor-type="paragraph" draw:z-index="329" draw:name="Shape3_36" draw:style-name="Mgr9" draw:text-style-name="MP28" svg:x1="15.448cm" svg:y1="0.365cm" svg:x2="20.496cm" svg:y2="0.36cm"><text:p/></draw:line><text:span text:style-name="MT73">Angles : </text:span><text:span text:style-name="MT75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63">Angles : </text:span><text:span text:style-name="MT64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63">Angles : </text:span><text:span text:style-name="MT76">Calculer des </text:span><text:span text:style-name="MT72">Mesure</text:span><text:span text:style-name="MT76">s</text:span><text:span text:style-name="MT72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63">Angles : </text:span><text:span text:style-name="MT77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52"><draw:line text:anchor-type="paragraph" draw:z-index="262" draw:name="Shape3_39" draw:style-name="Mgr6" draw:text-style-name="MP28" svg:x1="10.308cm" svg:y1="0.388cm" svg:x2="20.496cm" svg:y2="0.36cm"><text:p/></draw:line><draw:path text:anchor-type="paragraph" draw:z-index="263" draw:name="Shape1_12" draw:style-name="Mgr5" draw:text-style-name="MP27" svg:width="4.329cm" svg:height="2.238cm" svg:x="-1.5cm" svg:y="-1.001cm" svg:viewBox="0 0 4330 2239" svg:d="M0 2239l3984-288c209-15 363-167 345-342l-170-1609h-4159z"><text:p/></draw:path><text:span text:style-name="MT42">Fractions</text:span><text:span text:style-name="MT43"> : </text:span><text:span text:style-name="MT44">Problèmes</text:span><text:span text:style-name="MT43"> </text:span></text:p>
      </style:header>
      <style:footer>
        <text:p text:style-name="MP1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2"><draw:g text:anchor-type="paragraph" draw:z-index="256" draw:name="Shape4_258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F</text:span>ractions : Problèmes</text:p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173" draw:name="Shape4_108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174" draw:name="Shape4_120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175" draw:name="Shape4_121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3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171" draw:name="Shape4_109" draw:style-name="Mgr1"><draw:path draw:style-name="Mgr10" draw:text-style-name="MP5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78">Périmètre : </text:span><text:span text:style-name="MT79">Problèmes</text:span></text:p></draw:text-box></draw:frame></text:p>
      </style:footer>
      <style:footer-left>
        <text:p text:style-name="MP53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5"><text:span text:style-name="MT78">Périmètre : </text:span><text:span text:style-name="MT79">Problèmes</text:span></text:p></draw:text-box></draw:frame><draw:g text:anchor-type="paragraph" draw:z-index="172" draw:name="Shape4_122" draw:style-name="Mgr1"><draw:path draw:style-name="Mgr10" draw:text-style-name="MP54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6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70" draw:name="Shape4_145" draw:style-name="Mgr1"><draw:path draw:style-name="Mgr4" draw:text-style-name="MP16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80">Conversions d’unités : </text:span><text:span text:style-name="MT81">Volume</text:span><text:span text:style-name="MT13"> </text:span></text:p></draw:text-box></draw:frame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7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8">Conversions d’unités : longueurs</text:p></draw:text-box></draw:frame><draw:g text:anchor-type="paragraph" draw:z-index="167" draw:name="Shape4_127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168" draw:name="Shape4_133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Conversions d’unités : longueurs</text:p></draw:text-box></draw:frame><draw:g text:anchor-type="paragraph" draw:z-index="169" draw:name="Shape4_177" draw:style-name="Mgr1"><draw:path draw:style-name="Mgr4" draw:text-style-name="MP16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2">Conversions d’unités : longueurs</text:span></text:p>
      </style:header>
      <style:header-left>
        <text:p text:style-name="_5f_Header_20_N_20_page_20_impaire_20__28_D_29_"><text:s/><text:span text:style-name="MT82">Conversions d’unités : longueurs</text:span></text:p>
      </style:header-left>
      <style:footer>
        <text:p text:style-name="MP5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80">Conversions d’unités : longueurs</text:span><text:span text:style-name="MT13"> </text:span></text:p></draw:text-box></draw:frame><draw:g text:anchor-type="paragraph" draw:z-index="164" draw:name="Shape4_84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165" draw:name="Shape4_124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166" draw:name="Shape4_125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2">Conversions d’unités : </text:span><text:span text:style-name="MT83">masses</text:span></text:p>
      </style:header>
      <style:header-left>
        <text:p text:style-name="_5f_Header_20_N_20_page_20_impaire_20__28_D_29_"><text:s/><text:span text:style-name="MT82">Conversions d’unités : </text:span><text:span text:style-name="MT83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80">Conversions d’unités : </text:span><text:span text:style-name="MT84">masses</text:span><text:span text:style-name="MT13"> </text:span></text:p></draw:text-box></draw:frame><draw:g text:anchor-type="paragraph" draw:z-index="161" draw:name="Shape4_123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162" draw:name="Shape4_129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163" draw:name="Shape4_130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3"><text:s/></text:span><text:span text:style-name="MT82">Conversions d’unités : </text:span><text:span text:style-name="MT83">masses</text:span></text:p>
      </style:header>
      <style:header-left>
        <text:p text:style-name="_5f_Header_20_N_20_page_20_impaire_20__28_D_29_"><text:span text:style-name="MT83"><text:s/></text:span><text:span text:style-name="MT82">Conversions d’unités : </text:span><text:span text:style-name="MT83">masses</text:span></text:p>
      </style:header-left>
      <style:footer>
        <text:p text:style-name="MP60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80">Conversions d’unités : </text:span><text:span text:style-name="MT85">Masses</text:span><text:span text:style-name="MT13"> </text:span></text:p></draw:text-box></draw:frame><draw:g text:anchor-type="paragraph" draw:z-index="158" draw:name="Shape4_128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draw:g text:anchor-type="paragraph" draw:z-index="159" draw:name="Shape4_126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160" draw:name="Shape4_3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86">Conversions d’unités : </text:span><text:span text:style-name="MT8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2">Conversions d’unités : </text:span><text:span text:style-name="MT88">Capacités</text:span></text:p>
      </style:header>
      <style:header-left>
        <text:p text:style-name="Header"><text:s/><text:span text:style-name="MT82">Conversions d’unités : </text:span><text:span text:style-name="MT8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80">Conversions d’unités : </text:span><text:span text:style-name="MT89">capacités</text:span><text:span text:style-name="MT13"> </text:span></text:p></draw:text-box></draw:frame><draw:g text:anchor-type="paragraph" draw:z-index="155" draw:name="Shape4_136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156" draw:name="Shape4_134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157" draw:name="Shape4_135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0">Conversions d’unités : </text:span><text:span text:style-name="MT88">Capacités</text:span></text:p>
      </style:header>
      <style:header-left>
        <text:p text:style-name="_5f_Header_20_N_20_page_20_impaire_20__28_D_29_"><text:span text:style-name="MT90">Conversions d’unités : </text:span><text:span text:style-name="MT88">Capacités</text:span></text:p>
      </style:header-left>
      <style:footer>
        <text:p text:style-name="MP1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80">Conversions d’unités : </text:span><text:span text:style-name="MT91">Capacités</text:span><text:span text:style-name="MT13"> </text:span></text:p></draw:text-box></draw:frame><draw:g text:anchor-type="paragraph" draw:z-index="154" draw:name="Shape4_148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2">Conversions d’unités : </text:span><text:span text:style-name="MT92">Temps et d</text:span><text:span text:style-name="MT93">urées</text:span></text:p>
      </style:header>
      <style:header-left>
        <text:p text:style-name="Header"><text:s/><text:span text:style-name="MT82">Conversions d’unités : </text:span><text:span text:style-name="MT92">Temps et d</text:span><text:span text:style-name="MT93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80">Conversions d’unités : </text:span><text:span text:style-name="MT94">temps et </text:span><text:span text:style-name="MT95">durées</text:span><text:span text:style-name="MT13"> </text:span></text:p></draw:text-box></draw:frame><draw:g text:anchor-type="paragraph" draw:z-index="151" draw:name="Shape4_131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152" draw:name="Shape4_138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153" draw:name="Shape4_139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0">Conversions d’unités : </text:span><text:span text:style-name="MT92">Temps et d</text:span><text:span text:style-name="MT93">urées</text:span></text:p>
      </style:header>
      <style:header-left>
        <text:p text:style-name="_5f_Header_20_N_20_page_20_impaire_20__28_D_29_"><text:span text:style-name="MT90">Conversions d’unités : </text:span><text:span text:style-name="MT92">Temps et d</text:span><text:span text:style-name="MT93">urées</text:span></text:p>
      </style:header-left>
      <style:footer>
        <text:p text:style-name="MP1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80">Conversions d’unités : </text:span><text:span text:style-name="MT94">temps et </text:span><text:span text:style-name="MT95">durées</text:span><text:span text:style-name="MT13"> </text:span></text:p></draw:text-box></draw:frame><draw:g text:anchor-type="paragraph" draw:z-index="149" draw:name="Shape4_132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150" draw:name="Shape4_141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86">Conversions d’unités : </text:span><text:span text:style-name="MT94">temps et </text:span><text:span text:style-name="MT9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2">Conversions d’unités : </text:span><text:span text:style-name="MT96">Temps et durées</text:span></text:p>
      </style:header>
      <style:header-left>
        <text:p text:style-name="_5f_Header_20_N_20_page_20_impaire_20__28_D_29_"><text:s/><text:span text:style-name="MT82">Conversions d’unités : </text:span><text:span text:style-name="MT96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80">Conversions d’unités : </text:span><text:span text:style-name="MT97">Temps et </text:span><text:span text:style-name="MT98">Durée</text:span><text:span text:style-name="MT13"> </text:span></text:p></draw:text-box></draw:frame><draw:g text:anchor-type="paragraph" draw:z-index="146" draw:name="Shape4_137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147" draw:name="Shape4_143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148" draw:name="Shape4_144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0">Conversions d’unités : </text:span><text:span text:style-name="MT99">Vitesse</text:span></text:p>
      </style:header>
      <style:header-left>
        <text:p text:style-name="_5f_Header_20_N_20_page_20_impaire_20__28_D_29_"><text:span text:style-name="MT90">Conversions d’unités : </text:span><text:span text:style-name="MT99">Vitesse</text:span></text:p>
      </style:header-left>
      <style:footer>
        <text:p text:style-name="MP1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80">Conversions d’unités : </text:span><text:span text:style-name="MT100">vitesse</text:span><text:span text:style-name="MT13"> </text:span></text:p></draw:text-box></draw:frame><draw:g text:anchor-type="paragraph" draw:z-index="144" draw:name="Shape4_140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45" draw:name="Shape4_4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86">Conversions d’unités : </text:span><text:span text:style-name="MT10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2">Conversions d’unités : </text:span><text:span text:style-name="MT101">Aires</text:span></text:p>
      </style:header>
      <style:header-left>
        <text:p text:style-name="Header"><text:s/><text:span text:style-name="MT82">Conversions d’unités : </text:span><text:span text:style-name="MT101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80">Conversions d’unités : </text:span><text:span text:style-name="MT102">aires</text:span></text:p></draw:text-box></draw:frame><draw:g text:anchor-type="paragraph" draw:z-index="141" draw:name="Shape4_5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142" draw:name="Shape4_153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143" draw:name="Shape4_2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0">Conversions d’unités : </text:span><text:span text:style-name="MT101">Aires</text:span></text:p>
      </style:header>
      <style:header-left>
        <text:p text:style-name="_5f_Header_20_N_20_page_20_paire_20__28_G_29_"><text:span text:style-name="MT90">Conversions d’unités : </text:span><text:span text:style-name="MT101">Aires</text:span></text:p>
      </style:header-left>
      <style:footer>
        <text:p text:style-name="MP1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80">Conversions d’unités : </text:span><text:span text:style-name="MT102">Aires</text:span></text:h></draw:text-box></draw:frame><draw:g text:anchor-type="paragraph" draw:z-index="140" draw:name="Shape4_146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2">Conversions d’unités : </text:span><text:span text:style-name="MT103">Problèmes</text:span></text:p>
      </style:header>
      <style:header-left>
        <text:p text:style-name="_5f_Header_20_N_20_page_20_paire_20__28_G_29_"><text:s/><text:span text:style-name="MT82">Conversions d’unités : </text:span><text:span text:style-name="MT103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80">Conversions d’unités : </text:span><text:span text:style-name="MT104">problèmes</text:span></text:p></draw:text-box></draw:frame><draw:g text:anchor-type="paragraph" draw:z-index="138" draw:name="Shape4_147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105">Conversions d’unités </text:span><text:span text:style-name="MT13">: </text:span><text:span text:style-name="MT105">problèmes</text:span></text:p></draw:text-box></draw:frame><draw:g text:anchor-type="paragraph" draw:z-index="139" draw:name="Shape4_63" draw:style-name="Mgr1"><draw:path draw:style-name="Mgr4" draw:text-style-name="MP16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2"><text:span text:style-name="MT90">Conversions d’unités : </text:span><text:span text:style-name="MT103">Problèmes</text:span></text:p>
      </style:header>
      <style:header-left>
        <text:p text:style-name="MP62"><text:span text:style-name="MT90">Conversions d’unités : </text:span><text:span text:style-name="MT103">Problèmes</text:span></text:p>
      </style:header-left>
      <style:footer>
        <text:p text:style-name="MP1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80">Conversions d’unités : </text:span><text:span text:style-name="MT104">problèmes</text:span></text:p></draw:text-box></draw:frame><draw:g text:anchor-type="paragraph" draw:z-index="136" draw:name="Shape4_6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1"><text:span text:style-name="MT86">Conversions d’unités : </text:span><text:span text:style-name="MT104">problèmes</text:span></text:p></draw:text-box></draw:frame><draw:g text:anchor-type="paragraph" draw:z-index="137" draw:name="Shape4_142" draw:style-name="Mgr1"><draw:path draw:style-name="Mgr4" draw:text-style-name="MP16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133" draw:name="Shape4_100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134" draw:name="Shape4_155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135" draw:name="Shape4_156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3"><text:span text:style-name="MT106"><text:s text:c="15"/>A</text:span>ires : Aire et unité</text:p>
      </style:header>
      <style:header-left>
        <text:p text:style-name="MP63"><text:span text:style-name="MT106"><text:s text:c="15"/>A</text:span>ires : Aire et unité</text:p>
      </style:header-left>
      <style:footer>
        <text:p text:style-name="MP1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132" draw:name="Shape4_157" draw:style-name="Mgr1"><draw:path draw:style-name="Mgr10" draw:text-style-name="MP5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30">Géométrie plane, </text:span><text:span text:style-name="MT107">partie 1</text:span> : <text:span text:style-name="MT108">Assembler et décomposer</text:span></text:p>
      </style:header>
      <style:footer>
        <text:p text:style-name="MP1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5"><text:span text:style-name="MT109">Géométrie plane, </text:span><text:span text:style-name="MT110">partie 1</text:span><text:span text:style-name="MT109"> : </text:span><text:span text:style-name="MT111">assembler et décomposer</text:span></text:p></draw:text-box></draw:frame><draw:g text:anchor-type="paragraph" draw:z-index="130" draw:name="Shape4_216" draw:style-name="Mgr1"><draw:path draw:style-name="Mgr3" draw:text-style-name="MP9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2"><draw:g text:anchor-type="paragraph" draw:z-index="131" draw:name="Shape4_217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4">Géométrie plane, </text:span><text:span text:style-name="MT110">partie 1</text:span><text:span text:style-name="MT34"> : </text:span><text:span text:style-name="MT11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7"><text:span text:style-name="MT112">Géométrie plane</text:span><text:span text:style-name="MT113"> : </text:span><text:span text:style-name="MT114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34">Géométrie plane : </text:span><text:span text:style-name="MT115">vocabulaire</text:span></text:p></draw:text-box></draw:frame><draw:g text:anchor-type="paragraph" draw:z-index="128" draw:name="Shape4_213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34">Géométrie plane : </text:span><text:span text:style-name="MT115">vocabulaire</text:span></text:p></draw:text-box></draw:frame><draw:g text:anchor-type="paragraph" draw:z-index="129" draw:name="Shape4_214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30">Géométrie plane, </text:span><text:span text:style-name="MT107">partie 1</text:span> : <text:span text:style-name="MT116">coder</text:span></text:p>
      </style:header>
      <style:footer>
        <text:p text:style-name="MP1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5"><text:span text:style-name="MT109">Géométrie plane, </text:span><text:span text:style-name="MT110">partie 1</text:span><text:span text:style-name="MT109"> : </text:span><text:span text:style-name="MT117">coder</text:span></text:p></draw:text-box></draw:frame><draw:g text:anchor-type="paragraph" draw:z-index="126" draw:name="Shape4_211" draw:style-name="Mgr1"><draw:path draw:style-name="Mgr3" draw:text-style-name="MP9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<text:span text:style-name="MT34">Géométrie plane, </text:span><text:span text:style-name="MT110">partie 1</text:span><text:span text:style-name="MT34"> : </text:span><text:span text:style-name="MT117">coder</text:span></text:p></draw:text-box></draw:frame><draw:g text:anchor-type="paragraph" draw:z-index="127" draw:name="Shape4_212" draw:style-name="Mgr1"><draw:path draw:style-name="Mgr3" draw:text-style-name="MP9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7"><text:span text:style-name="MT112">Géométrie plane</text:span><text:span text:style-name="MT113"> : </text:span><text:span text:style-name="MT114">Vocabulaire</text:span></text:p>
      </style:header>
      <style:header-left>
        <text:p text:style-name="MP67"><text:span text:style-name="MT112">Géométrie plane</text:span><text:span text:style-name="MT113"> : </text:span><text:span text:style-name="MT114">Vocabulaire</text:span></text:p>
      </style:header-left>
      <style:footer>
        <text:p text:style-name="MP5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34">Géométrie plane : </text:span><text:span text:style-name="MT115">vocabulaire</text:span></text:p></draw:text-box></draw:frame><draw:g text:anchor-type="paragraph" draw:z-index="124" draw:name="Shape4_209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34">Géométrie plane : </text:span><text:span text:style-name="MT115">vocabulaire</text:span></text:p></draw:text-box></draw:frame><draw:g text:anchor-type="paragraph" draw:z-index="125" draw:name="Shape4_210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30">Géométrie plane</text:span> : <text:span text:style-name="MT31">P</text:span><text:span text:style-name="MT32">arallèles, perpendiculaires,<text:line-break/> </text:span><text:span text:style-name="MT33">distances</text:span></text:p>
      </style:header>
      <style:footer>
        <text:p text:style-name="MP1"><draw:frame draw:style-name="Mfr1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draw:g text:anchor-type="paragraph" draw:z-index="122" draw:name="Shape4_204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09">Géométrie plane : </text:span><text:span text:style-name="MT35">Parallèles, perpendiculaires, </text:span><text:span text:style-name="MT36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<text:span text:style-name="MT34">Géométrie plane : </text:span><text:span text:style-name="MT35">parallèles, perpendiculaires, </text:span><text:span text:style-name="MT36">distances</text:span></text:p></draw:text-box></draw:frame><draw:g text:anchor-type="paragraph" draw:z-index="123" draw:name="Shape4_206" draw:style-name="Mgr1"><draw:path draw:style-name="Mgr3" draw:text-style-name="MP9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8">Géométrie plane : </text:span><text:span text:style-name="MT31">parallèles, perpendiculaires, </text:span><text:span text:style-name="MT8">distances</text:span></text:p></draw:text-box></draw:frame><draw:g text:anchor-type="paragraph" draw:z-index="120" draw:name="Shape4_205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8">Géométrie plane : </text:span><text:span text:style-name="MT31">parallèles, perpendiculaires, </text:span><text:span text:style-name="MT8">distances</text:span></text:p></draw:text-box></draw:frame><draw:g text:anchor-type="paragraph" draw:z-index="121" draw:name="Shape4_154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30">Géométrie plane</text:span> : <text:span text:style-name="MT119">Milieu, alignement, </text:span><text:span text:style-name="MT120">appartenance</text:span></text:p>
      </style:header>
      <style:footer>
        <text:p text:style-name="MP1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118" draw:name="Shape4_151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09">Géométrie plane : </text:span><text:span text:style-name="MT121">milieu, Alignement, </text:span><text:span text:style-name="MT122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119" draw:name="Shape4_152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4">Géométrie plane : </text:span><text:span text:style-name="MT121">milieu, alignement, </text:span><text:span text:style-name="MT12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69"><text:span text:style-name="MT123">S</text:span><text:span text:style-name="MT124">olides</text:span> : <text:span text:style-name="MT123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16" draw:name="Shape4_149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17" draw:name="Shape4_150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30">Géométrie plane</text:span> : <text:span text:style-name="MT30">Points, droites </text:span><text:span text:style-name="MT125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114" draw:name="Shape4_202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Géométrie plane : points, droites <text:span text:style-name="MT126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115" draw:name="Shape4_203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Géométrie plane : points, droites <text:span text:style-name="MT12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69"><text:span text:style-name="MT123">S</text:span><text:span text:style-name="MT124">olides</text:span> : <text:span text:style-name="MT123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12" draw:name="Shape4_200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13" draw:name="Shape4_201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15"><text:span text:style-name="MT15">Repères du plan : Se repérer</text:span> </text:p>
      </style:header>
      <style:footer>
        <text:p text:style-name="MP1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10" draw:name="Shape4_194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11" draw:name="Shape4_195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27">R</text:span><text:span text:style-name="MT128">epères du plan : Se </text:span><text:span text:style-name="MT129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13">Repères du plan : Se </text:span><text:span text:style-name="MT130">déplacer</text:span></text:p></draw:text-box></draw:frame><draw:g text:anchor-type="paragraph" draw:z-index="108" draw:name="Shape4_192" draw:style-name="Mgr1"><draw:path draw:style-name="Mgr3" draw:text-style-name="MP9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<text:span text:style-name="MT13">Repères du plan : se </text:span><text:span text:style-name="MT130">déplacer</text:span></text:p></draw:text-box></draw:frame><draw:g text:anchor-type="paragraph" draw:z-index="109" draw:name="Shape4_193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15"><text:span text:style-name="MT15">Repères du plan : Se repérer</text:span> </text:p>
      </style:header>
      <style:footer>
        <text:p text:style-name="MP1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06" draw:name="Shape4_190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07" draw:name="Shape4_191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8">R</text:span>epères du plan : Se repérer</text:p>
      </style:header>
      <style:header-left>
        <text:p text:style-name="_5f_Header_20_G_20_page_20_paire_20__28_G_29_"><text:span text:style-name="MT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4">Repères du plan : Se repérer</text:p></draw:text-box></draw:frame><draw:g text:anchor-type="paragraph" draw:z-index="104" draw:name="Shape4_117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">Repères du plan : se repérer</text:p></draw:text-box></draw:frame><draw:g text:anchor-type="paragraph" draw:z-index="105" draw:name="Shape4_189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5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03" draw:name="Shape4_179" draw:style-name="Mgr1"><draw:path draw:style-name="Mgr10" draw:text-style-name="MP5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/><text:span text:style-name="MT13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7"><draw:line text:anchor-type="paragraph" draw:z-index="96" draw:name="Shape7_8" draw:style-name="Mgr11" draw:text-style-name="MP28" svg:x1="9.042cm" svg:y1="0.36cm" svg:x2="20.461cm" svg:y2="0.36cm"><text:p/></draw:line><draw:path text:anchor-type="paragraph" draw:z-index="97" draw:name="Shape5_1" draw:style-name="Mgr12" draw:text-style-name="MP78" svg:width="4.329cm" svg:height="2.24cm" svg:x="-1.499cm" svg:y="-1cm" svg:viewBox="0 0 4330 2241" svg:d="M0 2241l3984-288c209-15 363-168 345-342l-170-1611h-4159z"><text:p/></draw:path><draw:frame text:anchor-type="paragraph" draw:z-index="98" draw:name="Shape6_2" draw:style-name="Mgr13" draw:text-style-name="MP79" svg:width="2.703cm" svg:height="0.715cm" draw:transform="rotate (0.0872664625997165) translate (-0.172861111111111cm 0.218722222222222cm)"><draw:text-box><text:p text:style-name="MP28"><text:span text:style-name="MT132">Série 1</text:span></text:p></draw:text-box></draw:frame>T<text:span text:style-name="MT133">itre de la série</text:span></text:p>
      </style:header>
      <style:header-left>
        <text:p text:style-name="MP77"><draw:line text:anchor-type="paragraph" draw:z-index="100" draw:name="Shape7_9" draw:style-name="Mgr11" draw:text-style-name="MP28" svg:x1="9.042cm" svg:y1="0.36cm" svg:x2="20.461cm" svg:y2="0.36cm"><text:p/></draw:line><draw:path text:anchor-type="paragraph" draw:z-index="101" draw:name="Shape5_2" draw:style-name="Mgr12" draw:text-style-name="MP78" svg:width="4.329cm" svg:height="2.24cm" svg:x="-1.499cm" svg:y="-1cm" svg:viewBox="0 0 4330 2241" svg:d="M0 2241l3984-288c209-15 363-168 345-342l-170-1611h-4159z"><text:p/></draw:path><draw:frame text:anchor-type="paragraph" draw:z-index="102" draw:name="Shape6_5" draw:style-name="Mgr13" draw:text-style-name="MP79" svg:width="2.703cm" svg:height="0.715cm" draw:transform="rotate (0.0872664625997165) translate (-0.172861111111111cm 0.218722222222222cm)"><draw:text-box><text:p text:style-name="MP28"><text:span text:style-name="MT132">Série 1</text:span></text:p></draw:text-box></draw:frame>T<text:span text:style-name="MT133">itre de la série</text:span></text:p>
      </style:header-left>
      <style:footer>
        <text:p text:style-name="MP5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99" draw:name="Shape8_5" draw:style-name="Mgr1"><draw:path draw:style-name="Mgr10" draw:text-style-name="MP5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34">Angles</text:span> • <text:span text:style-name="MT13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0"><text:span text:style-name="MT106"><text:s text:c="15"/>A</text:span>ires : Aires de triangles</text:p>
      </style:header>
      <style:footer>
        <text:p text:style-name="MP1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95" draw:name="Shape4_178" draw:style-name="Mgr1"><draw:path draw:style-name="Mgr10" draw:text-style-name="MP5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footer>
        <text:p text:style-name="MP5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92" draw:name="Shape4_181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93" draw:name="Shape4_182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94" draw:name="Shape4_183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2"><text:span text:style-name="MT135"><text:s text:c="15"/>A</text:span><text:span text:style-name="MT136">ires : Problèmes d’aires</text:span></text:p>
      </style:header>
      <style:footer>
        <text:p text:style-name="MP1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91" draw:name="Shape4_169" draw:style-name="Mgr1"><draw:path draw:style-name="Mgr10" draw:text-style-name="MP5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88" draw:name="Shape4_166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89" draw:name="Shape4_167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90" draw:name="Shape4_168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85" draw:name="Shape4_170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86" draw:name="Shape4_171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87" draw:name="Shape4_172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4"><text:span text:style-name="MT106"><text:s text:c="15"/>A</text:span>ires : Aires de disques</text:p>
      </style:header>
      <style:footer>
        <text:p text:style-name="MP1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84" draw:name="Shape4_173" draw:style-name="Mgr1"><draw:path draw:style-name="Mgr10" draw:text-style-name="MP5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7"><draw:path text:anchor-type="paragraph" draw:z-index="77" draw:name="Shape5_3" draw:style-name="Mgr12" draw:text-style-name="MP78" svg:width="4.329cm" svg:height="2.24cm" svg:x="-1.499cm" svg:y="-1cm" svg:viewBox="0 0 4330 2241" svg:d="M0 2241l3984-288c209-15 363-168 345-342l-170-1611h-4159z"><text:p/></draw:path><draw:frame text:anchor-type="paragraph" draw:z-index="78" draw:name="Shape6_3" draw:style-name="Mgr13" draw:text-style-name="MP79" svg:width="2.703cm" svg:height="0.715cm" draw:transform="rotate (0.0872664625997165) translate (-0.172861111111111cm 0.218722222222222cm)"><draw:text-box><text:p text:style-name="MP28"><text:span text:style-name="MT132">Série 1</text:span></text:p></draw:text-box></draw:frame><draw:line text:anchor-type="paragraph" draw:z-index="79" draw:name="Shape7_6" draw:style-name="Mgr11" draw:text-style-name="MP28" svg:x1="9.042cm" svg:y1="0.36cm" svg:x2="20.461cm" svg:y2="0.36cm"><text:p/></draw:line>T<text:span text:style-name="MT133">itre de la série</text:span></text:p>
      </style:header>
      <style:header-left>
        <text:p text:style-name="MP77"><draw:path text:anchor-type="paragraph" draw:z-index="81" draw:name="Shape5_4" draw:style-name="Mgr12" draw:text-style-name="MP78" svg:width="4.329cm" svg:height="2.24cm" svg:x="-1.499cm" svg:y="-1cm" svg:viewBox="0 0 4330 2241" svg:d="M0 2241l3984-288c209-15 363-168 345-342l-170-1611h-4159z"><text:p/></draw:path><draw:frame text:anchor-type="paragraph" draw:z-index="82" draw:name="Shape6_4" draw:style-name="Mgr13" draw:text-style-name="MP79" svg:width="2.703cm" svg:height="0.715cm" draw:transform="rotate (0.0872664625997165) translate (-0.172861111111111cm 0.218722222222222cm)"><draw:text-box><text:p text:style-name="MP28"><text:span text:style-name="MT132">Série 1</text:span></text:p></draw:text-box></draw:frame><draw:line text:anchor-type="paragraph" draw:z-index="83" draw:name="Shape7_3" draw:style-name="Mgr11" draw:text-style-name="MP28" svg:x1="9.042cm" svg:y1="0.36cm" svg:x2="20.461cm" svg:y2="0.36cm"><text:p/></draw:line>T<text:span text:style-name="MT133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80" draw:name="Shape8_4" draw:style-name="Mgr1"><draw:path draw:style-name="Mgr10" draw:text-style-name="MP5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34">Angles</text:span> • <text:span text:style-name="MT13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37">Volumes : </text:span><text:span text:style-name="MT138">Calculs et conversions</text:span></text:p>
      </style:header>
      <style:header-left>
        <text:p text:style-name="_5f_Header_20_M_20_page_20_paire_20__28_G_29_"><text:span text:style-name="MT137">Volumes : </text:span><text:span text:style-name="MT138">Calculs et conversions</text:span></text:p>
      </style:header-left>
      <style:footer>
        <text:list xml:id="list2121739967" text:style-name="_5f_Numérotation_20_des_20_exercices">
          <text:list-item>
            <text:list>
              <text:list-item>
                <text:p text:style-name="MP86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<text:s/><text:span text:style-name="MT131">Volumes : </text:span><text:span text:style-name="MT139">Calculs et conversions</text:span> </text:p></draw:text-box></draw:frame><draw:g text:anchor-type="paragraph" draw:z-index="75" draw:name="Shape4_174" draw:style-name="Mgr1"><draw:path draw:style-name="Mgr10" draw:text-style-name="MP54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41657960972524" text:continue-numbering="true" text:style-name="_5f_Numérotation_20_des_20_exercices">
          <text:list-item>
            <text:list>
              <text:list-item>
                <text:p text:style-name="MP86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<text:s/><text:span text:style-name="MT131">Volumes : </text:span><text:span text:style-name="MT139">Calculs et conversions</text:span> </text:p></draw:text-box></draw:frame><draw:g text:anchor-type="paragraph" draw:z-index="76" draw:name="Shape4_175" draw:style-name="Mgr1"><draw:path draw:style-name="Mgr10" draw:text-style-name="MP54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69"><text:span text:style-name="MT123">S</text:span><text:span text:style-name="MT124">olides</text:span> : <text:span text:style-name="MT123">Vocabulaire, nature</text:span></text:p>
      </style:header>
      <style:footer>
        <text:p text:style-name="MP5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73" draw:name="Shape4_196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74" draw:name="Shape4_197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7"><text:span text:style-name="MT30">Géométrie plane</text:span> : <text:span text:style-name="MT140">D</text:span><text:span text:style-name="MT30">roites, </text:span><text:span text:style-name="MT141">demi-droites </text:span><text:span text:style-name="MT142">&amp; </text:span><text:span text:style-name="MT141">segments</text:span></text:p>
      </style:header>
      <style:footer>
        <text:p text:style-name="MP5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2"><draw:g text:anchor-type="paragraph" draw:z-index="71" draw:name="Shape4_198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09">Géométrie plane : </text:span><text:span text:style-name="MT34">droites, </text:span><text:span text:style-name="MT143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72" draw:name="Shape4_199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4">Géométrie plane : droites, </text:span><text:span text:style-name="MT143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8"><text:span text:style-name="MT106"><text:s text:c="15"/>A</text:span>ires : Aire par comptage</text:p>
      </style:header>
      <style:footer>
        <text:p text:style-name="MP1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70" draw:name="Shape4_165" draw:style-name="Mgr1"><draw:path draw:style-name="Mgr10" draw:text-style-name="MP5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144">Aires</text:span><text:span text:style-name="MT78"> <text:s/>: </text:span><text:span text:style-name="MT144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67" draw:name="Shape4_162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68" draw:name="Shape4_163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69" draw:name="Shape4_164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45">Aires </text:span>: <text:span text:style-name="MT145">problèmes <text:s text:c="4"/></text:span></text:h>
      </style:footer>
      <style:footer-left>
        <text:p text:style-name="MP89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footer>
        <text:p text:style-name="MP5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64" draw:name="Shape4_159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65" draw:name="Shape4_160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66" draw:name="Shape4_158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0"><text:span text:style-name="MT106"><text:s text:c="15"/>A</text:span>ires : Calculer une aire</text:p>
      </style:header>
      <style:footer>
        <text:p text:style-name="MP1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2"><draw:g text:anchor-type="paragraph" draw:z-index="63" draw:name="Shape4_161" draw:style-name="Mgr1"><draw:path draw:style-name="Mgr10" draw:text-style-name="MP5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1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2"><text:span text:style-name="MT146">Constructions géométriques : </text:span><text:span text:style-name="MT147">Reproduire</text:span></text:p>
      </style:header>
      <style:header-left>
        <text:p text:style-name="MP92"><text:span text:style-name="MT146">Constructions géométriques : </text:span><text:span text:style-name="MT147">Reproduire</text:span></text:p>
      </style:header-left>
      <style:footer>
        <text:p text:style-name="MP5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2"><draw:g text:anchor-type="paragraph" draw:z-index="61" draw:name="Shape10_0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48">CONSTRUCTIONS Géométriques : <text:s/></text:span><text:span text:style-name="MT149">REPRODUIRE</text:span></text:p></draw:text-box></draw:frame></text:p>
      </style:footer>
      <style:footer-left>
        <text:p text:style-name="MP5"><draw:frame draw:style-name="Mfr1" draw:name="Frame360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draw:g text:anchor-type="paragraph" draw:z-index="62" draw:name="Shape10_2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48">CONSTRUCTIONS Géométriques : <text:s/></text:span><text:span text:style-name="MT149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4">Géométrie de base, partie 1: nommer, mesurer</text:p>
      </style:header>
      <style:header-left>
        <text:p text:style-name="_5f_Header_20_G_20_page_20_impaire_20__28_D_29_">Géométrie plane : Vocabulaire</text:p>
        <text:p text:style-name="MP95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59" draw:name="Shape4_208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49">G</text:span><text:span text:style-name="MT150">éométrie </text:span><text:span text:style-name="MT151">plane </text:span><text:span text:style-name="MT150">: </text:span><text:span text:style-name="MT151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60" draw:name="Shape4_207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49">G</text:span><text:span text:style-name="MT150">éométrie </text:span><text:span text:style-name="MT152">plane</text:span><text:span text:style-name="MT150"> : </text:span><text:span text:style-name="MT152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7"><draw:line text:anchor-type="paragraph" draw:z-index="55" draw:name="Shape9_1" draw:style-name="Mgr9" draw:text-style-name="MP28" svg:x1="11.559cm" svg:y1="0.36cm" svg:x2="20.5cm" svg:y2="0.36cm"><text:p/></draw:line><draw:frame text:anchor-type="paragraph" draw:z-index="56" draw:name="Shape8_6" draw:style-name="Mgr13" draw:text-style-name="MP79" svg:width="2.703cm" svg:height="0.715cm" draw:transform="rotate (0.0872664625997165) translate (-0.172861111111111cm 0.218722222222222cm)"><draw:text-box><text:p text:style-name="MP28"><text:span text:style-name="MT132">Série 1</text:span></text:p></draw:text-box></draw:frame><draw:path text:anchor-type="paragraph" draw:z-index="57" draw:name="Shape7_1" draw:style-name="Mgr14" draw:text-style-name="MP98" svg:width="4.329cm" svg:height="2.24cm" svg:x="-1.499cm" svg:y="-1cm" svg:viewBox="0 0 4330 2241" svg:d="M0 2241l3984-288c209-15 363-168 345-342l-170-1611h-4159z"><text:p/></draw:path>T<text:span text:style-name="MT153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58" draw:name="Shape10_4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4">Éléments de géométrie</text:span> • <text:span text:style-name="MT154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2"><draw:g text:anchor-type="paragraph" draw:z-index="54" draw:name="Shape4_215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46">Constructions géométriques : </text:span><text:span text:style-name="MT147">Reproduire</text:span></text:p>
      </style:header>
      <style:header-left>
        <text:p text:style-name="MP101"><text:span text:style-name="MT146">Constructions géométriques : </text:span><text:span text:style-name="MT147">Reproduire</text:span></text:p>
      </style:header-left>
      <style:footer>
        <text:p text:style-name="MP5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3" draw:name="Shape4_218" draw:style-name="Mgr1"><draw:path draw:style-name="Mgr3" draw:text-style-name="MP9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3"><text:span text:style-name="MT148">CONSTRUCTIONS Géométriques : <text:s/></text:span><text:span text:style-name="MT149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55">Constructions géométriques : </text:span><text:span text:style-name="MT156">Reproduire</text:span></text:p>
      </style:header>
      <style:header-left>
        <text:p text:style-name="_5f_Header_20_G_20_page_20_paire_20__28_G_29_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2"><draw:g text:anchor-type="paragraph" draw:z-index="51" draw:name="Shape4_220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48">CONSTRUCTIONS Géométriques : </text:span><text:span text:style-name="MT149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52" draw:name="Shape4_219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48">CONSTRUCTIONS Géométriques : <text:s/></text:span><text:span text:style-name="MT149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2"><text:span text:style-name="MT146">Constructions géométriques : </text:span><text:span text:style-name="MT147">Reproduire</text:span></text:p>
      </style:header>
      <style:footer>
        <text:p text:style-name="MP5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2"><draw:g text:anchor-type="paragraph" draw:z-index="49" draw:name="Shape10_1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48">CONSTRUCTIONS Géométriques : <text:s/></text:span><text:span text:style-name="MT149">REPRODUIRE</text:span></text:p></draw:text-box></draw:frame></text:p>
      </style:footer>
      <style:footer-left>
        <text:p text:style-name="MP5"><draw:frame draw:style-name="Mfr1" draw:name="Frame350" text:anchor-type="paragraph" svg:y="-0.06cm" draw:z-index="0"><draw:text-box fo:min-height="0.499cm" fo:min-width="3cm"><draw:frame draw:style-name="Mfr2" draw:name="Frame911" text:anchor-type="frame" svg:x="0.45cm" svg:y="0.079cm" svg:width="0.817cm" draw:z-index="0"><draw:text-box fo:min-height="0.355cm"><text:p text:style-name="MP2"><draw:g text:anchor-type="paragraph" draw:z-index="50" draw:name="Shape10_3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48">CONSTRUCTIONS Géométriques : <text:s/></text:span><text:span text:style-name="MT149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55">Constructions géométriques : </text:span><text:span text:style-name="MT157">Rédiger</text:span></text:p>
      </style:header>
      <style:header-left>
        <text:p text:style-name="_5f_Header_20_G_20_page_20_paire_20__28_G_29_"><text:span text:style-name="MT155">Constructions géométriques : </text:span><text:span text:style-name="MT157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48" draw:name="Shape4_221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48">CONSTRUCTIONS Géométriques : </text:span><text:span text:style-name="MT158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59">S</text:span>olides : <text:span text:style-name="MT159">Vocabulaire, nature</text:span></text:p>
      </style:header>
      <style:header-left>
        <text:p text:style-name="_5f_Header_20_G_20_page_20_impaire_20__28_D_29_"><text:span text:style-name="MT159">S</text:span>olides : <text:span text:style-name="MT159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2"><draw:g text:anchor-type="paragraph" draw:z-index="46" draw:name="Shape4_255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solides : Vocabulaire, NatuRE</text:p></draw:text-box></draw:frame></text:h>
      </style:footer>
      <style:footer-left>
        <text:p text:style-name="MP5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solides : Vocabulaire, NatuRE</text:p></draw:text-box></draw:frame><draw:g text:anchor-type="paragraph" draw:z-index="47" draw:name="Shape4_256" draw:style-name="Mgr1"><draw:path draw:style-name="Mgr3" draw:text-style-name="MP9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69"><text:span text:style-name="MT123">S</text:span><text:span text:style-name="MT124">olides</text:span> : <text:span text:style-name="MT123">Vocabulaire, nature</text:span></text:p>
      </style:header>
      <style:header-left>
        <text:p text:style-name="MP69"><text:span text:style-name="MT123">S</text:span><text:span text:style-name="MT124">olides</text:span> : <text:span text:style-name="MT123">Vocabulaire, nature</text:span></text:p>
      </style:header-left>
      <style:footer>
        <text:p text:style-name="MP5"><draw:frame draw:style-name="Mfr1" draw:name="Frame340" text:anchor-type="paragraph" svg:y="-0.06cm" draw:z-index="0"><draw:text-box fo:min-height="0.499cm" fo:min-width="3cm"><draw:frame draw:style-name="Mfr2" draw:name="Frame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44" draw:name="Shape4_225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45" draw:name="Shape4_254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59">S</text:span>olides : <text:span text:style-name="MT160">Perspective cavalière</text:span></text:p>
      </style:header>
      <style:header-left>
        <text:p text:style-name="_5f_Header_20_G_20_page_20_impaire_20__28_D_29_"><text:span text:style-name="MT159">S</text:span>olides : <text:span text:style-name="MT160">Perspective cavalière</text:span></text:p>
      </style:header-left>
      <style:footer>
        <text:p text:style-name="MP5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2"><draw:g text:anchor-type="paragraph" draw:z-index="42" draw:name="Shape4_224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1">solides : </text:span><text:span text:style-name="MT162">perspective cavalière</text:span></text:h></draw:text-box></draw:frame></text:p>
      </style:footer>
      <style:footer-left>
        <text:p text:style-name="MP5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2"><draw:g text:anchor-type="paragraph" draw:z-index="43" draw:name="Shape4_253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1">solides : </text:span><text:span text:style-name="MT162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3">Solides : </text:span><text:span text:style-name="MT163">Patrons</text:span></text:p>
      </style:header>
      <style:header-left>
        <text:p text:style-name="_5f_Header_20_G_20_page_20_paire_20__28_G_29_"><text:span text:style-name="MT123">Solides : </text:span><text:span text:style-name="MT163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<text:span text:style-name="MT164">patrons</text:span></text:p></draw:text-box></draw:frame><draw:g text:anchor-type="paragraph" draw:z-index="40" draw:name="Shape4_223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64">patrons</text:span></text:h></draw:text-box></draw:frame><draw:g text:anchor-type="paragraph" draw:z-index="41" draw:name="Shape4_252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59">S</text:span>olides : <text:span text:style-name="MT165">Patrons</text:span></text:p>
      </style:header>
      <style:header-left>
        <text:p text:style-name="_5f_Header_20_G_20_page_20_impaire_20__28_D_29_"><text:span text:style-name="MT159">S</text:span>olides : <text:span text:style-name="MT165">Patrons</text:span></text:p>
      </style:header-left>
      <style:footer>
        <text:p text:style-name="MP5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2"><draw:g text:anchor-type="paragraph" draw:z-index="38" draw:name="Shape4_222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1">solides : </text:span><text:span text:style-name="MT166">Patrons</text:span></text:h></draw:text-box></draw:frame></text:p>
      </style:footer>
      <style:footer-left>
        <text:p text:style-name="MP5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2"><draw:g text:anchor-type="paragraph" draw:z-index="39" draw:name="Shape4_251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1">solides : </text:span><text:span text:style-name="MT166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3">S</text:span><text:span text:style-name="MT124">olides</text:span> : <text:span text:style-name="MT123">Vocabulaire, nature</text:span></text:p>
      </style:header>
      <style:header-left>
        <text:p text:style-name="_5f_Header_20_G_20_page_20_impaire_20__28_D_29_"><text:span text:style-name="MT123">S</text:span><text:span text:style-name="MT124">olides</text:span> : <text:span text:style-name="MT123">Vocabulaire, nature</text:span></text:p>
      </style:header-left>
      <style:footer>
        <text:p text:style-name="MP5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36" draw:name="Shape4_249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37" draw:name="Shape4_250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4"><text:span text:style-name="MT167">Géométrie plane</text:span><text:span text:style-name="MT123"> : </text:span><text:span text:style-name="MT168">Parallèles, perpendiculaires,<text:line-break/> </text:span><text:span text:style-name="MT169">distances</text:span></text:p>
      </style:header>
      <style:footer>
        <text:p text:style-name="MP5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8">Géométrie plane : </text:span><text:span text:style-name="MT31">parallèles, perpendiculaires, </text:span><text:span text:style-name="MT8">distances</text:span></text:p></draw:text-box></draw:frame><draw:g text:anchor-type="paragraph" draw:z-index="34" draw:name="Shape4_247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8">Géométrie plane : </text:span><text:span text:style-name="MT31">parallèles, perpendiculaires, </text:span><text:span text:style-name="MT8">distances</text:span></text:p></draw:text-box></draw:frame><draw:g text:anchor-type="paragraph" draw:z-index="35" draw:name="Shape4_248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0">Symétrie axiale</text:span><text:span text:style-name="MT33"> : </text:span><text:span text:style-name="MT171">Reconnaissance et axes</text:span></text:p>
      </style:header>
      <style:footer>
        <text:p text:style-name="MP1"><draw:frame draw:style-name="Mfr1" draw:name="Frame81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2"><draw:g text:anchor-type="paragraph" draw:z-index="32" draw:name="Shape4_245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8">S</text:span>ymétrie axiale : reconnaissance et axes</text:h></draw:text-box></draw:frame></text:p>
      </style:footer>
      <style:footer-left>
        <text:p text:style-name="MP5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2"><draw:g text:anchor-type="paragraph" draw:z-index="33" draw:name="Shape4_246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4">Géométrie plane : </text:span><text:span text:style-name="MT35">parallèles, perpendiculaires, </text:span><text:span text:style-name="MT36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4"><text:span text:style-name="MT167">Géométrie plane</text:span><text:span text:style-name="MT123"> : </text:span><text:span text:style-name="MT168">Parallèles, perpendiculaires,<text:line-break/> </text:span><text:span text:style-name="MT169">distances</text:span></text:p>
      </style:header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8">Géométrie plane : </text:span><text:span text:style-name="MT31">parallèles, perpendiculaires, </text:span><text:span text:style-name="MT8">distances</text:span></text:p></draw:text-box></draw:frame><draw:g text:anchor-type="paragraph" draw:z-index="30" draw:name="Shape4_243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8">Géométrie plane : </text:span><text:span text:style-name="MT31">parallèles, perpendiculaires, </text:span><text:span text:style-name="MT8">distances</text:span></text:p></draw:text-box></draw:frame><draw:g text:anchor-type="paragraph" draw:z-index="31" draw:name="Shape4_244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0">Symétrie axiale</text:span><text:span text:style-name="MT33"> : </text:span><text:span text:style-name="MT170">Médiatrice d’un segment</text:span></text:p>
      </style:header>
      <style:footer>
        <text:p text:style-name="MP1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28" draw:name="Shape4_241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09">S</text:span><text:span text:style-name="MT172">ymétrie axiale : </text:span><text:span text:style-name="MT173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2"><draw:g text:anchor-type="paragraph" draw:z-index="29" draw:name="Shape4_242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09">S</text:span><text:span text:style-name="MT172">ymétrie axiale : </text:span><text:span text:style-name="MT173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8">Géométrie plane : </text:span><text:span text:style-name="MT31">parallèles, perpendiculaires, </text:span><text:span text:style-name="MT8">distances</text:span></text:p></draw:text-box></draw:frame><draw:g text:anchor-type="paragraph" draw:z-index="26" draw:name="Shape4_226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6">Symétrie axiale : constructions</text:p></draw:text-box></draw:frame><draw:g text:anchor-type="paragraph" draw:z-index="27" draw:name="Shape4_240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8">S</text:span><text:span text:style-name="MT33">ymétrie axiale : Constructions</text:span></text:p>
      </style:header>
      <style:footer>
        <text:p text:style-name="MP1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24" draw:name="Shape4_238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7" text:outline-level="1"><text:span text:style-name="MT8">S</text:span>ymétrie axiale : Constructions</text:h></draw:text-box></draw:frame></text:p>
      </style:footer>
      <style:footer-left>
        <text:p text:style-name="MP5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2"><draw:g text:anchor-type="paragraph" draw:z-index="25" draw:name="Shape4_239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4">Géométrie plane : </text:span><text:span text:style-name="MT35">parallèles, perpendiculaires, </text:span><text:span text:style-name="MT36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4"><text:span text:style-name="MT167">Géométrie plane</text:span><text:span text:style-name="MT123"> : </text:span><text:span text:style-name="MT168">Parallèles, perpendiculaires,<text:line-break/> </text:span><text:span text:style-name="MT169">distances</text:span></text:p>
      </style:header>
      <style:header-left>
        <text:p text:style-name="MP104"><text:span text:style-name="MT167">Géométrie plane</text:span><text:span text:style-name="MT123"> : </text:span><text:span text:style-name="MT168">Parallèles, perpendiculaires,<text:line-break/> </text:span><text:span text:style-name="MT169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8">Géométrie plane : </text:span><text:span text:style-name="MT31">parallèles, perpendiculaires, </text:span><text:span text:style-name="MT8">distances</text:span></text:p></draw:text-box></draw:frame><draw:g text:anchor-type="paragraph" draw:z-index="22" draw:name="Shape4_236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8">Géométrie plane : </text:span><text:span text:style-name="MT31">parallèles, perpendiculaires, </text:span><text:span text:style-name="MT8">distances</text:span></text:p></draw:text-box></draw:frame><draw:g text:anchor-type="paragraph" draw:z-index="23" draw:name="Shape4_237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4">Symétrie axiale</text:span><text:span text:style-name="MT33"> : </text:span><text:span text:style-name="MT175">Axes de symétrie de figures</text:span></text:p>
      </style:header>
      <style:header-left>
        <text:p text:style-name="MP108"><text:span text:style-name="MT174">Symétrie axiale</text:span><text:span text:style-name="MT33"> : </text:span><text:span text:style-name="MT175">Axes de symétrie de figures</text:span></text:p>
      </style:header-left>
      <style:footer>
        <text:p text:style-name="MP1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2"><draw:g text:anchor-type="paragraph" draw:z-index="20" draw:name="Shape4_234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9"><text:span text:style-name="MT8">S</text:span>ymétrie axiale : axes de symétrie de figures</text:p></draw:text-box></draw:frame></text:p>
      </style:footer>
      <style:footer-left>
        <text:p text:style-name="MP5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2"><draw:g text:anchor-type="paragraph" draw:z-index="21" draw:name="Shape4_235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4">Géométrie plane : </text:span><text:span text:style-name="MT35">parallèles, perpendiculaires, </text:span><text:span text:style-name="MT36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4"><text:span text:style-name="MT167">Géométrie plane</text:span><text:span text:style-name="MT123"> : </text:span><text:span text:style-name="MT168">Parallèles, perpendiculaires,<text:line-break/> </text:span><text:span text:style-name="MT169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8">Géométrie plane : </text:span><text:span text:style-name="MT31">parallèles, perpendiculaires, </text:span><text:span text:style-name="MT8">distances</text:span></text:p></draw:text-box></draw:frame><draw:g text:anchor-type="paragraph" draw:z-index="18" draw:name="Shape4_232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8">Géométrie plane : </text:span><text:span text:style-name="MT31">parallèles, perpendiculaires, </text:span><text:span text:style-name="MT8">distances</text:span></text:p></draw:text-box></draw:frame><draw:g text:anchor-type="paragraph" draw:z-index="19" draw:name="Shape4_233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8">S</text:span>ymétrie : Propriétés</text:p>
      </style:header>
      <style:footer>
        <text:p text:style-name="MP1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2"><draw:g text:anchor-type="paragraph" draw:z-index="16" draw:name="Shape4_230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8">S</text:span>ymétrie axiale : propriétés</text:p></draw:text-box></draw:frame></text:p>
      </style:footer>
      <style:footer-left>
        <text:p text:style-name="MP5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17" draw:name="Shape4_231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4">Géométrie plane : </text:span><text:span text:style-name="MT35">parallèles, perpendiculaires, </text:span><text:span text:style-name="MT36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4"><text:span text:style-name="MT167">Géométrie plane</text:span><text:span text:style-name="MT123"> : </text:span><text:span text:style-name="MT168">Parallèles, perpendiculaires,<text:line-break/> </text:span><text:span text:style-name="MT169">distances</text:span></text:p>
      </style:header>
      <style:footer>
        <text:p text:style-name="MP5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8">Géométrie plane : </text:span><text:span text:style-name="MT31">parallèles, perpendiculaires, </text:span><text:span text:style-name="MT8">distances</text:span></text:p></draw:text-box></draw:frame><draw:g text:anchor-type="paragraph" draw:z-index="14" draw:name="Shape4_228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8">Géométrie plane : </text:span><text:span text:style-name="MT31">parallèles, perpendiculaires, </text:span><text:span text:style-name="MT8">distances</text:span></text:p></draw:text-box></draw:frame><draw:g text:anchor-type="paragraph" draw:z-index="15" draw:name="Shape4_229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1"><text:span text:style-name="MT8">S</text:span>ymétrie axiale : pour aller plus loin</text:p>
      </style:header>
      <style:footer>
        <text:p text:style-name="MP1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12" draw:name="Shape4_49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8">S</text:span>ymétrie axiale : pour aller plus loin</text:p></draw:text-box></draw:frame></text:p>
      </style:footer>
      <style:footer-left>
        <text:p text:style-name="MP5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13" draw:name="Shape4_227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4">Géométrie plane : </text:span><text:span text:style-name="MT35">parallèles, perpendiculaires, </text:span><text:span text:style-name="MT36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6" draw:name="Shape3_1" draw:style-name="Mgr15" draw:text-style-name="MP28" svg:x1="10.893cm" svg:y1="0.403cm" svg:x2="20.503cm" svg:y2="0.327cm"><text:p/></draw:line><draw:path text:anchor-type="char" draw:z-index="7" draw:name="Shape1_2" draw:style-name="Mgr16" draw:text-style-name="MP113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0" draw:name="Shape1_9" draw:style-name="Mgr16" draw:text-style-name="MP113" svg:width="4.329cm" svg:height="2.24cm" svg:x="-1.499cm" svg:y="-0.991cm" svg:viewBox="0 0 4330 2241" svg:d="M0 2241l3984-288c209-15 363-168 345-342l-170-1611h-4159z"><text:p/></draw:path>Résoudre des problèmes<draw:line text:anchor-type="char" draw:z-index="9" draw:name="Shape3_38" draw:style-name="Mgr15" draw:text-style-name="MP28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2"><draw:g text:anchor-type="paragraph" draw:z-index="8" draw:name="Shape4_56" draw:style-name="Mgr1"><draw:path draw:style-name="Mgr17" draw:text-style-name="MP1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7"><text:span text:style-name="MT20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8">Résoudre des problèmes</text:p></draw:text-box></draw:frame><draw:g text:anchor-type="paragraph" draw:z-index="11" draw:name="Shape4_264" draw:style-name="Mgr1"><draw:path draw:style-name="Mgr17" draw:text-style-name="MP114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76" draw:name="Shape3_16" draw:style-name="Mgr11" draw:text-style-name="MP28" svg:x1="12.726cm" svg:y1="0.399cm" svg:x2="20.496cm" svg:y2="0.36cm"><text:p/></draw:line><text:span text:style-name="MT135">Périmètre</text:span> : <text:span text:style-name="MT176">Périmètres et unités</text:span></text:p>
      </style:header>
      <style:header-left>
        <text:p text:style-name="MP115"><draw:line text:anchor-type="paragraph" draw:z-index="178" draw:name="Shape3_17" draw:style-name="Mgr11" draw:text-style-name="MP28" svg:x1="16.083cm" svg:y1="0.383cm" svg:x2="20.496cm" svg:y2="0.36cm"><text:p/></draw:line><text:span text:style-name="MT135">Périmètre</text:span> : <text:span text:style-name="MT176">Périmètres et unités</text:span></text:p>
      </style:header-left>
      <style:footer>
        <text:p text:style-name="MP1"><draw:frame draw:style-name="Mfr1" draw:name="Frame203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177" draw:name="Shape4_107" draw:style-name="Mgr1"><draw:path draw:style-name="Mgr10" draw:text-style-name="MP5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8">Périmètre <text:s/>: </text:span><text:span text:style-name="MT177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179" draw:name="Shape4_12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180" draw:name="Shape4_263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265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2" draw:name="Shape3_11" draw:style-name="Mgr11" draw:text-style-name="MP28" svg:x1="12.45cm" svg:y1="0.362cm" svg:x2="20.497cm" svg:y2="0.36cm"><text:p/></draw:line><text:span text:style-name="MT135">Périmètre</text:span> : <text:span text:style-name="MT178">Mesurer, reporter</text:span></text:p>
      </style:header>
      <style:header-left>
        <text:p text:style-name="_5f_Header_20_M_20_page_20_impaire_20__28_D_29_"><draw:line text:anchor-type="paragraph" draw:z-index="184" draw:name="Shape3_20" draw:style-name="Mgr11" draw:text-style-name="MP28" svg:x1="12.45cm" svg:y1="0.362cm" svg:x2="20.497cm" svg:y2="0.36cm"><text:p/></draw:line><text:span text:style-name="MT135">Périmètre</text:span> : <text:span text:style-name="MT178">Mesurer, reporter</text:span></text:p>
      </style:header-left>
      <style:footer>
        <text:p text:style-name="MP1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183" draw:name="Shape4_113" draw:style-name="Mgr1"><draw:path draw:style-name="Mgr10" draw:text-style-name="MP5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78">Périmètre : </text:span><text:span text:style-name="MT179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185" draw:name="Shape4_18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186" draw:name="Shape4_114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187" draw:name="Shape4_115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135">Périmètre</text:span> : <text:span text:style-name="MT135">Calculs sur une figure</text:span></text:p>
      </style:header>
      <style:header-left>
        <text:p text:style-name="_5f_Header_20_M_20_page_20_paire_20__28_G_29_"><text:span text:style-name="MT135">Périmètre</text:span> : <text:span text:style-name="MT135">Calculs sur une figure</text:span></text:p>
      </style:header-left>
      <style:footer>
        <text:p text:style-name="MP1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188" draw:name="Shape4_94" draw:style-name="Mgr1"><draw:path draw:style-name="Mgr10" draw:text-style-name="MP5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189" draw:name="Shape4_95" draw:style-name="Mgr1"><draw:path draw:style-name="Mgr10" draw:text-style-name="MP5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0" draw:name="Shape4_96" draw:style-name="Mgr1"><draw:path draw:style-name="Mgr10" draw:text-style-name="MP54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191" draw:name="Shape4_93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192" draw:name="Shape4_102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193" draw:name="Shape4_101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205" draw:name="Shape4_71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202" draw:name="Shape4_104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203" draw:name="Shape4_105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08" draw:name="Shape3_4" draw:style-name="Mgr11" draw:text-style-name="MP28" svg:x1="12.104cm" svg:y1="0.392cm" svg:x2="20.497cm" svg:y2="0.36cm"><text:p/></draw:line><text:span text:style-name="MT135">Périmètre</text:span> : <text:span text:style-name="MT180">Coder et calculer</text:span></text:p>
      </style:header>
      <style:header-left>
        <text:p text:style-name="_5f_Header_20_M_20_page_20_impaire_20__28_D_29_"><draw:line text:anchor-type="paragraph" draw:z-index="209" draw:name="Shape3_18" draw:style-name="Mgr11" draw:text-style-name="MP28" svg:x1="12.104cm" svg:y1="0.392cm" svg:x2="20.497cm" svg:y2="0.36cm"><text:p/></draw:line><text:span text:style-name="MT135">Périmètre</text:span> : <text:span text:style-name="MT180">Coder et calculer</text:span></text:p>
      </style:header-left>
      <style:footer>
        <text:p text:style-name="MP1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draw:g text:anchor-type="paragraph" draw:z-index="206" draw:name="Shape4_103" draw:style-name="Mgr1"><draw:path draw:style-name="Mgr10" draw:text-style-name="MP5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78">Périmètre : </text:span><text:span text:style-name="MT181">coder et calculer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8-27T14:16:54.420000000</dc:date>
    <meta:editing-duration>P2DT12H34M40S</meta:editing-duration>
    <meta:editing-cycles>242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773" meta:word-count="2957" meta:character-count="19579" meta:non-whitespace-character-count="17029"/>
    <meta:template xlink:type="simple" xlink:actuate="onRequest" xlink:title="lycee_v3" xlink:href="../../fichiers%20définitifs/Modele_cahier.ott" meta:date="2021-07-09T13:45:32.011278978"/>
  </office:meta>
</office:document-meta>
</file>